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">
            <text:p>17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97">
            <text:p>29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2">
            <text:p>30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608">
            <text:p>1660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7415">
            <text:p>1741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854">
            <text:p>178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4">
            <text:p>2021-02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1.37)">
            <text:p>(0.84 - 1.3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4">
            <text:p>1.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06.25">
            <text:p>-106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995595952023988">
            <text:p>-0.0099559595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5348419093899">
            <text:p>0.9653484191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9">
            <text:p>13979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6">
            <text:p>-6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0429215251448601">
            <text:p>-0.0004292153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8498107702365">
            <text:p>0.9984981077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538">
            <text:p>14538</text:p>
          </table:table-cell>
          <table:table-cell office:value-type="float" office:value="20891">
            <text:p>20891</text:p>
          </table:table-cell>
          <table:table-cell office:value-type="float" office:value="-87.125">
            <text:p>-87.125</text:p>
          </table:table-cell>
          <table:table-cell office:value-type="float" office:value="-32.5">
            <text:p>-32.5</text:p>
          </table:table-cell>
          <table:table-cell office:value-type="float" office:value="-43.5">
            <text:p>-43.5</text:p>
          </table:table-cell>
          <table:table-cell office:value-type="float" office:value="-0.0081700112528132">
            <text:p>-0.0081700113</text:p>
          </table:table-cell>
          <table:table-cell office:value-type="float" office:value="-0.00223552070436098">
            <text:p>-0.0022355207</text:p>
          </table:table-cell>
          <table:table-cell office:value-type="float" office:value="-0.00208223636972859">
            <text:p>-0.0020822364</text:p>
          </table:table-cell>
          <table:table-cell office:value-type="float" office:value="0.971535788819541">
            <text:p>0.9715357888</text:p>
          </table:table-cell>
          <table:table-cell office:value-type="float" office:value="0.992185472738263">
            <text:p>0.9921854727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408">
            <text:p>14408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7.875">
            <text:p>-7.87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0546571349250416">
            <text:p>-0.0005465713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8087585808494">
            <text:p>0.9980875858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34">
            <text:p>1334</text:p>
          </table:table-cell>
          <table:table-cell office:value-type="float" office:value="10597">
            <text:p>10597</text:p>
          </table:table-cell>
          <table:table-cell office:value-type="float" office:value="13611">
            <text:p>13611</text:p>
          </table:table-cell>
          <table:table-cell office:value-type="float" office:value="20083">
            <text:p>20083</text:p>
          </table:table-cell>
          <table:table-cell office:value-type="float" office:value="-137.375">
            <text:p>-137.375</text:p>
          </table:table-cell>
          <table:table-cell office:value-type="float" office:value="48.625">
            <text:p>48.625</text:p>
          </table:table-cell>
          <table:table-cell office:value-type="float" office:value="-222.75">
            <text:p>-222.75</text:p>
          </table:table-cell>
          <table:table-cell office:value-type="float" office:value="-0.0129635745965839">
            <text:p>-0.0129635746</text:p>
          </table:table-cell>
          <table:table-cell office:value-type="float" office:value="0.00357247814267872">
            <text:p>0.0035724781</text:p>
          </table:table-cell>
          <table:table-cell office:value-type="float" office:value="-0.0110914703978489">
            <text:p>-0.0110914704</text:p>
          </table:table-cell>
          <table:table-cell office:value-type="float" office:value="0.954956875273946">
            <text:p>0.9549568753</text:p>
          </table:table-cell>
          <table:table-cell office:value-type="float" office:value="1.01252868819553">
            <text:p>1.0125286882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71">
            <text:p>10571</text:p>
          </table:table-cell>
          <table:table-cell office:value-type="float" office:value="13838">
            <text:p>13838</text:p>
          </table:table-cell>
          <table:table-cell office:value-type="float" office:value="18905">
            <text:p>18905</text:p>
          </table:table-cell>
          <table:table-cell office:value-type="float" office:value="28.875">
            <text:p>28.875</text:p>
          </table:table-cell>
          <table:table-cell office:value-type="float" office:value="-2">
            <text:p>-2</text:p>
          </table:table-cell>
          <table:table-cell office:value-type="float" office:value="0.875">
            <text:p>0.875</text:p>
          </table:table-cell>
          <table:table-cell office:value-type="float" office:value="0.0027315296566077">
            <text:p>0.0027315297</text:p>
          </table:table-cell>
          <table:table-cell office:value-type="float" office:value="-0.000144529556294262">
            <text:p>-0.0001445296</text:p>
          </table:table-cell>
          <table:table-cell table:style-name="ce17" office:value-type="float" office:value="0.0000462840518381381">
            <text:p>4.63E-005</text:p>
          </table:table-cell>
          <table:table-cell office:value-type="float" office:value="1.00957497785649">
            <text:p>1.0095749779</text:p>
          </table:table-cell>
          <table:table-cell office:value-type="float" office:value="0.999494187495004">
            <text:p>0.9994941875</text:p>
          </table:table-cell>
          <table:table-cell office:value-type="float" office:value="1.00016199838017">
            <text:p>1.00016199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888">
            <text:p>88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300">
            <text:p>10300</text:p>
          </table:table-cell>
          <table:table-cell office:value-type="float" office:value="13538">
            <text:p>13538</text:p>
          </table:table-cell>
          <table:table-cell office:value-type="float" office:value="19549">
            <text:p>19549</text:p>
          </table:table-cell>
          <table:table-cell office:value-type="float" office:value="-199.375">
            <text:p>-199.375</text:p>
          </table:table-cell>
          <table:table-cell office:value-type="float" office:value="-161.25">
            <text:p>-161.25</text:p>
          </table:table-cell>
          <table:table-cell office:value-type="float" office:value="-41.25">
            <text:p>-41.25</text:p>
          </table:table-cell>
          <table:table-cell office:value-type="float" office:value="-0.0193567961165049">
            <text:p>-0.0193567961</text:p>
          </table:table-cell>
          <table:table-cell office:value-type="float" office:value="-0.0119109174176392">
            <text:p>-0.0119109174</text:p>
          </table:table-cell>
          <table:table-cell office:value-type="float" office:value="-0.00211008235715382">
            <text:p>-0.0021100824</text:p>
          </table:table-cell>
          <table:table-cell office:value-type="float" office:value="0.932985597281789">
            <text:p>0.9329855973</text:p>
          </table:table-cell>
          <table:table-cell office:value-type="float" office:value="0.958589854147573">
            <text:p>0.9585898541</text:p>
          </table:table-cell>
          <table:table-cell office:value-type="float" office:value="0.992623438547167">
            <text:p>0.9926234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4">
            <text:p>624</text:p>
          </table:table-cell>
          <table:table-cell office:value-type="float" office:value="10383">
            <text:p>10383</text:p>
          </table:table-cell>
          <table:table-cell office:value-type="float" office:value="13411">
            <text:p>13411</text:p>
          </table:table-cell>
          <table:table-cell office:value-type="float" office:value="19430">
            <text:p>19430</text:p>
          </table:table-cell>
          <table:table-cell office:value-type="float" office:value="-146.25">
            <text:p>-146.25</text:p>
          </table:table-cell>
          <table:table-cell office:value-type="float" office:value="-255.25">
            <text:p>-255.25</text:p>
          </table:table-cell>
          <table:table-cell office:value-type="float" office:value="-12.375">
            <text:p>-12.375</text:p>
          </table:table-cell>
          <table:table-cell office:value-type="float" office:value="-0.014085524414909">
            <text:p>-0.0140855244</text:p>
          </table:table-cell>
          <table:table-cell office:value-type="float" office:value="-0.0190328834538811">
            <text:p>-0.0190328835</text:p>
          </table:table-cell>
          <table:table-cell office:value-type="float" office:value="-0.000636901698404529">
            <text:p>-0.0006369017</text:p>
          </table:table-cell>
          <table:table-cell office:value-type="float" office:value="0.951089532463983">
            <text:p>0.9510895325</text:p>
          </table:table-cell>
          <table:table-cell office:value-type="float" office:value="0.934094919190451">
            <text:p>0.9340949192</text:p>
          </table:table-cell>
          <table:table-cell office:value-type="float" office:value="0.99777163911738">
            <text:p>0.99777163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0597">
            <text:p>10597</text:p>
          </table:table-cell>
          <table:table-cell office:value-type="float" office:value="13676">
            <text:p>13676</text:p>
          </table:table-cell>
          <table:table-cell office:value-type="float" office:value="18716">
            <text:p>18716</text:p>
          </table:table-cell>
          <table:table-cell office:value-type="float" office:value="-137.375">
            <text:p>-137.375</text:p>
          </table:table-cell>
          <table:table-cell office:value-type="float" office:value="-134">
            <text:p>-134</text:p>
          </table:table-cell>
          <table:table-cell office:value-type="float" office:value="-196">
            <text:p>-196</text:p>
          </table:table-cell>
          <table:table-cell office:value-type="float" office:value="-0.0129635745965839">
            <text:p>-0.0129635746</text:p>
          </table:table-cell>
          <table:table-cell office:value-type="float" office:value="-0.00979818660427025">
            <text:p>-0.0097981866</text:p>
          </table:table-cell>
          <table:table-cell office:value-type="float" office:value="-0.0104723231459714">
            <text:p>-0.0104723231</text:p>
          </table:table-cell>
          <table:table-cell office:value-type="float" office:value="0.954956875273946">
            <text:p>0.9549568753</text:p>
          </table:table-cell>
          <table:table-cell office:value-type="float" office:value="0.965894515628089">
            <text:p>0.9658945156</text:p>
          </table:table-cell>
          <table:table-cell office:value-type="float" office:value="0.963561821311165">
            <text:p>0.96356182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0643">
            <text:p>10643</text:p>
          </table:table-cell>
          <table:table-cell office:value-type="float" office:value="13830">
            <text:p>13830</text:p>
          </table:table-cell>
          <table:table-cell office:value-type="float" office:value="18916">
            <text:p>18916</text:p>
          </table:table-cell>
          <table:table-cell office:value-type="float" office:value="-2.625">
            <text:p>-2.625</text:p>
          </table:table-cell>
          <table:table-cell office:value-type="float" office:value="-233.125">
            <text:p>-233.125</text:p>
          </table:table-cell>
          <table:table-cell office:value-type="float" office:value="-235.25">
            <text:p>-235.25</text:p>
          </table:table-cell>
          <table:table-cell office:value-type="float" office:value="-0.000246640984684769">
            <text:p>-0.000246641</text:p>
          </table:table-cell>
          <table:table-cell office:value-type="float" office:value="-0.0168564714389009">
            <text:p>-0.0168564714</text:p>
          </table:table-cell>
          <table:table-cell office:value-type="float" office:value="-0.0124365616409389">
            <text:p>-0.0124365616</text:p>
          </table:table-cell>
          <table:table-cell office:value-type="float" office:value="0.999136875783883">
            <text:p>0.9991368758</text:p>
          </table:table-cell>
          <table:table-cell office:value-type="float" office:value="0.941559265597413">
            <text:p>0.9415592656</text:p>
          </table:table-cell>
          <table:table-cell office:value-type="float" office:value="0.956775183664994">
            <text:p>0.95677518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025">
            <text:p>10025</text:p>
          </table:table-cell>
          <table:table-cell office:value-type="float" office:value="13142">
            <text:p>13142</text:p>
          </table:table-cell>
          <table:table-cell office:value-type="float" office:value="19677">
            <text:p>19677</text:p>
          </table:table-cell>
          <table:table-cell office:value-type="float" office:value="-84.5">
            <text:p>-84.5</text:p>
          </table:table-cell>
          <table:table-cell office:value-type="float" office:value="-95.5">
            <text:p>-95.5</text:p>
          </table:table-cell>
          <table:table-cell office:value-type="float" office:value="-100">
            <text:p>-100</text:p>
          </table:table-cell>
          <table:table-cell office:value-type="float" office:value="-0.00842892768079801">
            <text:p>-0.0084289277</text:p>
          </table:table-cell>
          <table:table-cell office:value-type="float" office:value="-0.00726677826814792">
            <text:p>-0.0072667783</text:p>
          </table:table-cell>
          <table:table-cell office:value-type="float" office:value="-0.00508207551964222">
            <text:p>-0.0050820755</text:p>
          </table:table-cell>
          <table:table-cell office:value-type="float" office:value="0.970638004888029">
            <text:p>0.9706380049</text:p>
          </table:table-cell>
          <table:table-cell office:value-type="float" office:value="0.974669775951623">
            <text:p>0.974669776</text:p>
          </table:table-cell>
          <table:table-cell office:value-type="float" office:value="0.982263357564763">
            <text:p>0.9822633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9680">
            <text:p>9680</text:p>
          </table:table-cell>
          <table:table-cell office:value-type="float" office:value="13284">
            <text:p>13284</text:p>
          </table:table-cell>
          <table:table-cell office:value-type="float" office:value="19527">
            <text:p>19527</text:p>
          </table:table-cell>
          <table:table-cell office:value-type="float" office:value="-30">
            <text:p>-30</text:p>
          </table:table-cell>
          <table:table-cell office:value-type="float" office:value="-273">
            <text:p>-273</text:p>
          </table:table-cell>
          <table:table-cell office:value-type="float" office:value="-5.875">
            <text:p>-5.875</text:p>
          </table:table-cell>
          <table:table-cell office:value-type="float" office:value="-0.00309917355371901">
            <text:p>-0.0030991736</text:p>
          </table:table-cell>
          <table:table-cell office:value-type="float" office:value="-0.0205510388437218">
            <text:p>-0.0205510388</text:p>
          </table:table-cell>
          <table:table-cell office:value-type="float" office:value="-0.000300865468325908">
            <text:p>-0.0003008655</text:p>
          </table:table-cell>
          <table:table-cell office:value-type="float" office:value="0.989171718120347">
            <text:p>0.9891717181</text:p>
          </table:table-cell>
          <table:table-cell office:value-type="float" office:value="0.928899160634184">
            <text:p>0.9288991606</text:p>
          </table:table-cell>
          <table:table-cell office:value-type="float" office:value="0.998947148280118">
            <text:p>0.9989471483</text:p>
          </table:table-cell>
          <table:table-cell office:value-type="float" office:value="0">
            <text:p>0</text:p>
          </table:table-cell>
          <table:table-cell office:value-type="float" office:value="-33.38031176217">
            <text:p>-33.3803117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440">
            <text:p>9440</text:p>
          </table:table-cell>
          <table:table-cell office:value-type="float" office:value="13502">
            <text:p>13502</text:p>
          </table:table-cell>
          <table:table-cell office:value-type="float" office:value="18762">
            <text:p>18762</text:p>
          </table:table-cell>
          <table:table-cell office:value-type="float" office:value="-41.75">
            <text:p>-41.75</text:p>
          </table:table-cell>
          <table:table-cell office:value-type="float" office:value="-37.75">
            <text:p>-37.75</text:p>
          </table:table-cell>
          <table:table-cell office:value-type="float" office:value="-236.375">
            <text:p>-236.375</text:p>
          </table:table-cell>
          <table:table-cell office:value-type="float" office:value="-0.00442266949152542">
            <text:p>-0.0044226695</text:p>
          </table:table-cell>
          <table:table-cell office:value-type="float" office:value="-0.00279588209154199">
            <text:p>-0.0027958821</text:p>
          </table:table-cell>
          <table:table-cell office:value-type="float" office:value="-0.012598603560388">
            <text:p>-0.0125986036</text:p>
          </table:table-cell>
          <table:table-cell office:value-type="float" office:value="0.984558994390306">
            <text:p>0.9845589944</text:p>
          </table:table-cell>
          <table:table-cell office:value-type="float" office:value="0.990229733914676">
            <text:p>0.9902297339</text:p>
          </table:table-cell>
          <table:table-cell office:value-type="float" office:value="0.956215988169519">
            <text:p>0.95621598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9216">
            <text:p>9216</text:p>
          </table:table-cell>
          <table:table-cell office:value-type="float" office:value="13516">
            <text:p>13516</text:p>
          </table:table-cell>
          <table:table-cell office:value-type="float" office:value="19093">
            <text:p>19093</text:p>
          </table:table-cell>
          <table:table-cell office:value-type="float" office:value="-212.125">
            <text:p>-212.125</text:p>
          </table:table-cell>
          <table:table-cell office:value-type="float" office:value="80.625">
            <text:p>80.625</text:p>
          </table:table-cell>
          <table:table-cell office:value-type="float" office:value="-271.375">
            <text:p>-271.375</text:p>
          </table:table-cell>
          <table:table-cell office:value-type="float" office:value="-0.0230170355902778">
            <text:p>-0.0230170356</text:p>
          </table:table-cell>
          <table:table-cell office:value-type="float" office:value="0.0059651524119562">
            <text:p>0.0059651524</text:p>
          </table:table-cell>
          <table:table-cell office:value-type="float" office:value="-0.0142133242549626">
            <text:p>-0.0142133243</text:p>
          </table:table-cell>
          <table:table-cell office:value-type="float" office:value="0.920478751931661">
            <text:p>0.9204787519</text:p>
          </table:table-cell>
          <table:table-cell office:value-type="float" office:value="1.02094777620671">
            <text:p>1.0209477762</text:p>
          </table:table-cell>
          <table:table-cell office:value-type="float" office:value="0.950649321536929">
            <text:p>0.9506493215</text:p>
          </table:table-cell>
          <table:table-cell office:value-type="float" office:value="-29.7666101394106">
            <text:p>-29.7666101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table:number-columns-repeated="2" office:value-type="float" office:value="534">
            <text:p>534</text:p>
          </table:table-cell>
          <table:table-cell office:value-type="float" office:value="9624">
            <text:p>9624</text:p>
          </table:table-cell>
          <table:table-cell office:value-type="float" office:value="12964">
            <text:p>12964</text:p>
          </table:table-cell>
          <table:table-cell office:value-type="float" office:value="17774">
            <text:p>17774</text:p>
          </table:table-cell>
          <table:table-cell office:value-type="float" office:value="-101.375">
            <text:p>-101.375</text:p>
          </table:table-cell>
          <table:table-cell office:value-type="float" office:value="-136.75">
            <text:p>-136.75</text:p>
          </table:table-cell>
          <table:table-cell office:value-type="float" office:value="-242.125">
            <text:p>-242.125</text:p>
          </table:table-cell>
          <table:table-cell office:value-type="float" office:value="-0.0105335619285121">
            <text:p>-0.0105335619</text:p>
          </table:table-cell>
          <table:table-cell office:value-type="float" office:value="-0.0105484418389386">
            <text:p>-0.0105484418</text:p>
          </table:table-cell>
          <table:table-cell office:value-type="float" office:value="-0.0136224260155283">
            <text:p>-0.013622426</text:p>
          </table:table-cell>
          <table:table-cell office:value-type="float" office:value="0.963350006866935">
            <text:p>0.9633500069</text:p>
          </table:table-cell>
          <table:table-cell office:value-type="float" office:value="0.963298542029165">
            <text:p>0.963298542</text:p>
          </table:table-cell>
          <table:table-cell office:value-type="float" office:value="0.952685227107126">
            <text:p>0.95268522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578">
            <text:p>9578</text:p>
          </table:table-cell>
          <table:table-cell office:value-type="float" office:value="12758">
            <text:p>12758</text:p>
          </table:table-cell>
          <table:table-cell office:value-type="float" office:value="17843">
            <text:p>17843</text:p>
          </table:table-cell>
          <table:table-cell office:value-type="float" office:value="-42.75">
            <text:p>-42.75</text:p>
          </table:table-cell>
          <table:table-cell office:value-type="float" office:value="-133.5">
            <text:p>-133.5</text:p>
          </table:table-cell>
          <table:table-cell office:value-type="float" office:value="-355.625">
            <text:p>-355.625</text:p>
          </table:table-cell>
          <table:table-cell office:value-type="float" office:value="-0.00446335351847985">
            <text:p>-0.0044633535</text:p>
          </table:table-cell>
          <table:table-cell office:value-type="float" office:value="-0.0104640225740712">
            <text:p>-0.0104640226</text:p>
          </table:table-cell>
          <table:table-cell office:value-type="float" office:value="-0.019930785181864">
            <text:p>-0.0199307852</text:p>
          </table:table-cell>
          <table:table-cell office:value-type="float" office:value="0.984417308873597">
            <text:p>0.9844173089</text:p>
          </table:table-cell>
          <table:table-cell office:value-type="float" office:value="0.963590532696875">
            <text:p>0.9635905327</text:p>
          </table:table-cell>
          <table:table-cell office:value-type="float" office:value="0.931020834811488">
            <text:p>0.9310208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9384">
            <text:p>9384</text:p>
          </table:table-cell>
          <table:table-cell office:value-type="float" office:value="13500">
            <text:p>13500</text:p>
          </table:table-cell>
          <table:table-cell office:value-type="float" office:value="18762">
            <text:p>18762</text:p>
          </table:table-cell>
          <table:table-cell office:value-type="float" office:value="-52.625">
            <text:p>-52.625</text:p>
          </table:table-cell>
          <table:table-cell office:value-type="float" office:value="-166.125">
            <text:p>-166.125</text:p>
          </table:table-cell>
          <table:table-cell office:value-type="float" office:value="-236.375">
            <text:p>-236.375</text:p>
          </table:table-cell>
          <table:table-cell office:value-type="float" office:value="-0.00560794970161978">
            <text:p>-0.0056079497</text:p>
          </table:table-cell>
          <table:table-cell office:value-type="float" office:value="-0.0123055555555556">
            <text:p>-0.0123055556</text:p>
          </table:table-cell>
          <table:table-cell office:value-type="float" office:value="-0.012598603560388">
            <text:p>-0.0125986036</text:p>
          </table:table-cell>
          <table:table-cell office:value-type="float" office:value="0.980433816280048">
            <text:p>0.9804338163</text:p>
          </table:table-cell>
          <table:table-cell office:value-type="float" office:value="0.957227351882716">
            <text:p>0.9572273519</text:p>
          </table:table-cell>
          <table:table-cell office:value-type="float" office:value="0.956215988169519">
            <text:p>0.95621598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238">
            <text:p>9238</text:p>
          </table:table-cell>
          <table:table-cell office:value-type="float" office:value="12410">
            <text:p>12410</text:p>
          </table:table-cell>
          <table:table-cell office:value-type="float" office:value="19103">
            <text:p>19103</text:p>
          </table:table-cell>
          <table:table-cell office:value-type="float" office:value="-142.25">
            <text:p>-142.25</text:p>
          </table:table-cell>
          <table:table-cell office:value-type="float" office:value="-67.5">
            <text:p>-67.5</text:p>
          </table:table-cell>
          <table:table-cell office:value-type="float" office:value="-340.5">
            <text:p>-340.5</text:p>
          </table:table-cell>
          <table:table-cell office:value-type="float" office:value="-0.0153983546222126">
            <text:p>-0.0153983546</text:p>
          </table:table-cell>
          <table:table-cell office:value-type="float" office:value="-0.00543916196615633">
            <text:p>-0.005439162</text:p>
          </table:table-cell>
          <table:table-cell office:value-type="float" office:value="-0.0178244254829084">
            <text:p>-0.0178244255</text:p>
          </table:table-cell>
          <table:table-cell office:value-type="float" office:value="0.946570493099396">
            <text:p>0.9465704931</text:p>
          </table:table-cell>
          <table:table-cell office:value-type="float" office:value="0.981020918704925">
            <text:p>0.9810209187</text:p>
          </table:table-cell>
          <table:table-cell office:value-type="float" office:value="0.93823722269166">
            <text:p>0.93823722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8835">
            <text:p>8835</text:p>
          </table:table-cell>
          <table:table-cell office:value-type="float" office:value="12158">
            <text:p>12158</text:p>
          </table:table-cell>
          <table:table-cell office:value-type="float" office:value="17357">
            <text:p>17357</text:p>
          </table:table-cell>
          <table:table-cell office:value-type="float" office:value="-85.25">
            <text:p>-85.25</text:p>
          </table:table-cell>
          <table:table-cell office:value-type="float" office:value="-232.625">
            <text:p>-232.625</text:p>
          </table:table-cell>
          <table:table-cell office:value-type="float" office:value="-220.25">
            <text:p>-220.25</text:p>
          </table:table-cell>
          <table:table-cell office:value-type="float" office:value="-0.00964912280701754">
            <text:p>-0.0096491228</text:p>
          </table:table-cell>
          <table:table-cell office:value-type="float" office:value="-0.0191334923507156">
            <text:p>-0.0191334924</text:p>
          </table:table-cell>
          <table:table-cell office:value-type="float" office:value="-0.0126894048510687">
            <text:p>-0.0126894049</text:p>
          </table:table-cell>
          <table:table-cell office:value-type="float" office:value="0.966410557094491">
            <text:p>0.9664105571</text:p>
          </table:table-cell>
          <table:table-cell office:value-type="float" office:value="0.933750314210384">
            <text:p>0.9337503142</text:p>
          </table:table-cell>
          <table:table-cell office:value-type="float" office:value="0.955902684172389">
            <text:p>0.95590268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692">
            <text:p>8692</text:p>
          </table:table-cell>
          <table:table-cell office:value-type="float" office:value="12272">
            <text:p>12272</text:p>
          </table:table-cell>
          <table:table-cell office:value-type="float" office:value="17396">
            <text:p>17396</text:p>
          </table:table-cell>
          <table:table-cell office:value-type="float" office:value="11.875">
            <text:p>11.875</text:p>
          </table:table-cell>
          <table:table-cell office:value-type="float" office:value="-84.375">
            <text:p>-84.375</text:p>
          </table:table-cell>
          <table:table-cell office:value-type="float" office:value="-173.875">
            <text:p>-173.875</text:p>
          </table:table-cell>
          <table:table-cell office:value-type="float" office:value="0.00136619880349747">
            <text:p>0.0013661988</text:p>
          </table:table-cell>
          <table:table-cell office:value-type="float" office:value="-0.0068754074315515">
            <text:p>-0.0068754074</text:p>
          </table:table-cell>
          <table:table-cell office:value-type="float" office:value="-0.0099951138192688">
            <text:p>-0.0099951138</text:p>
          </table:table-cell>
          <table:table-cell office:value-type="float" office:value="1.00478535415062">
            <text:p>1.0047853542</text:p>
          </table:table-cell>
          <table:table-cell office:value-type="float" office:value="0.976028725595175">
            <text:p>0.9760287256</text:p>
          </table:table-cell>
          <table:table-cell office:value-type="float" office:value="0.965212910141069">
            <text:p>0.9652129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8465">
            <text:p>8465</text:p>
          </table:table-cell>
          <table:table-cell office:value-type="float" office:value="12097">
            <text:p>12097</text:p>
          </table:table-cell>
          <table:table-cell office:value-type="float" office:value="18132">
            <text:p>18132</text:p>
          </table:table-cell>
          <table:table-cell office:value-type="float" office:value="-216.875">
            <text:p>-216.875</text:p>
          </table:table-cell>
          <table:table-cell office:value-type="float" office:value="8.25">
            <text:p>8.25</text:p>
          </table:table-cell>
          <table:table-cell office:value-type="float" office:value="-231.75">
            <text:p>-231.75</text:p>
          </table:table-cell>
          <table:table-cell office:value-type="float" office:value="-0.0256202008269344">
            <text:p>-0.0256202008</text:p>
          </table:table-cell>
          <table:table-cell office:value-type="float" office:value="0.000681987269570968">
            <text:p>0.0006819873</text:p>
          </table:table-cell>
          <table:table-cell office:value-type="float" office:value="-0.0127812706816678">
            <text:p>-0.0127812707</text:p>
          </table:table-cell>
          <table:table-cell office:value-type="float" office:value="0.911615830698938">
            <text:p>0.9116158307</text:p>
          </table:table-cell>
          <table:table-cell office:value-type="float" office:value="1.0023878670525">
            <text:p>1.0023878671</text:p>
          </table:table-cell>
          <table:table-cell office:value-type="float" office:value="0.955585739939429">
            <text:p>0.9555857399</text:p>
          </table:table-cell>
          <table:table-cell office:value-type="float" office:value="-26.7066402653666">
            <text:p>-26.70664026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007">
            <text:p>8007</text:p>
          </table:table-cell>
          <table:table-cell office:value-type="float" office:value="11635">
            <text:p>11635</text:p>
          </table:table-cell>
          <table:table-cell office:value-type="float" office:value="16707">
            <text:p>16707</text:p>
          </table:table-cell>
          <table:table-cell office:value-type="float" office:value="-229">
            <text:p>-229</text:p>
          </table:table-cell>
          <table:table-cell office:value-type="float" office:value="-324.125">
            <text:p>-324.125</text:p>
          </table:table-cell>
          <table:table-cell office:value-type="float" office:value="-196.375">
            <text:p>-196.375</text:p>
          </table:table-cell>
          <table:table-cell office:value-type="float" office:value="-0.0285999750218559">
            <text:p>-0.028599975</text:p>
          </table:table-cell>
          <table:table-cell office:value-type="float" office:value="-0.0278577567683713">
            <text:p>-0.0278577568</text:p>
          </table:table-cell>
          <table:table-cell office:value-type="float" office:value="-0.0117540551864488">
            <text:p>-0.0117540552</text:p>
          </table:table-cell>
          <table:table-cell office:value-type="float" office:value="0.901503286223156">
            <text:p>0.9015032862</text:p>
          </table:table-cell>
          <table:table-cell office:value-type="float" office:value="0.904018918350545">
            <text:p>0.9040189184</text:p>
          </table:table-cell>
          <table:table-cell office:value-type="float" office:value="0.959131596161548">
            <text:p>0.9591315962</text:p>
          </table:table-cell>
          <table:table-cell office:value-type="float" office:value="-23.8876869209546">
            <text:p>-23.887686921</text:p>
          </table:table-cell>
          <table:table-cell office:value-type="float" office:value="-24.5334526094764">
            <text:p>-24.5334526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8562">
            <text:p>8562</text:p>
          </table:table-cell>
          <table:table-cell office:value-type="float" office:value="11423">
            <text:p>11423</text:p>
          </table:table-cell>
          <table:table-cell office:value-type="float" office:value="16177">
            <text:p>16177</text:p>
          </table:table-cell>
          <table:table-cell office:value-type="float" office:value="-128.625">
            <text:p>-128.625</text:p>
          </table:table-cell>
          <table:table-cell office:value-type="float" office:value="-68.625">
            <text:p>-68.625</text:p>
          </table:table-cell>
          <table:table-cell office:value-type="float" office:value="-375.125">
            <text:p>-375.125</text:p>
          </table:table-cell>
          <table:table-cell office:value-type="float" office:value="-0.0150227750525578">
            <text:p>-0.0150227751</text:p>
          </table:table-cell>
          <table:table-cell office:value-type="float" office:value="-0.00600761621290379">
            <text:p>-0.0060076162</text:p>
          </table:table-cell>
          <table:table-cell office:value-type="float" office:value="-0.0231887865488039">
            <text:p>-0.0231887865</text:p>
          </table:table-cell>
          <table:table-cell office:value-type="float" office:value="0.947862627505796">
            <text:p>0.9478626275</text:p>
          </table:table-cell>
          <table:table-cell office:value-type="float" office:value="0.979044082501857">
            <text:p>0.9790440825</text:p>
          </table:table-cell>
          <table:table-cell office:value-type="float" office:value="0.919893177929534">
            <text:p>0.919893177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5435525570259">
            <text:p>-29.54355255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8205">
            <text:p>8205</text:p>
          </table:table-cell>
          <table:table-cell office:value-type="float" office:value="12274">
            <text:p>12274</text:p>
          </table:table-cell>
          <table:table-cell office:value-type="float" office:value="17273">
            <text:p>17273</text:p>
          </table:table-cell>
          <table:table-cell office:value-type="float" office:value="-116.75">
            <text:p>-116.75</text:p>
          </table:table-cell>
          <table:table-cell office:value-type="float" office:value="-109.375">
            <text:p>-109.375</text:p>
          </table:table-cell>
          <table:table-cell office:value-type="float" office:value="-314.5">
            <text:p>-314.5</text:p>
          </table:table-cell>
          <table:table-cell office:value-type="float" office:value="-0.0142291285801341">
            <text:p>-0.0142291286</text:p>
          </table:table-cell>
          <table:table-cell office:value-type="float" office:value="-0.00891111292162294">
            <text:p>-0.0089111129</text:p>
          </table:table-cell>
          <table:table-cell office:value-type="float" office:value="-0.0182076072483066">
            <text:p>-0.0182076072</text:p>
          </table:table-cell>
          <table:table-cell office:value-type="float" office:value="0.950594887445825">
            <text:p>0.9505948874</text:p>
          </table:table-cell>
          <table:table-cell office:value-type="float" office:value="0.968966744323984">
            <text:p>0.9689667443</text:p>
          </table:table-cell>
          <table:table-cell office:value-type="float" office:value="0.936923147875876">
            <text:p>0.93692314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7920">
            <text:p>7920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241.375">
            <text:p>-241.375</text:p>
          </table:table-cell>
          <table:table-cell office:value-type="float" office:value="-62.75">
            <text:p>-62.75</text:p>
          </table:table-cell>
          <table:table-cell office:value-type="float" office:value="-284">
            <text:p>-284</text:p>
          </table:table-cell>
          <table:table-cell office:value-type="float" office:value="-0.0304766414141414">
            <text:p>-0.0304766414</text:p>
          </table:table-cell>
          <table:table-cell office:value-type="float" office:value="-0.00524753303227965">
            <text:p>-0.005247533</text:p>
          </table:table-cell>
          <table:table-cell office:value-type="float" office:value="-0.0154599891126837">
            <text:p>-0.0154599891</text:p>
          </table:table-cell>
          <table:table-cell office:value-type="float" office:value="0.895152253367402">
            <text:p>0.8951522534</text:p>
          </table:table-cell>
          <table:table-cell office:value-type="float" office:value="0.981687606128754">
            <text:p>0.9816876061</text:p>
          </table:table-cell>
          <table:table-cell office:value-type="float" office:value="0.946358500181801">
            <text:p>0.9463585002</text:p>
          </table:table-cell>
          <table:table-cell office:value-type="float" office:value="-22.3951939944282">
            <text:p>-22.39519399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7998">
            <text:p>7998</text:p>
          </table:table-cell>
          <table:table-cell office:value-type="float" office:value="10847">
            <text:p>10847</text:p>
          </table:table-cell>
          <table:table-cell office:value-type="float" office:value="16483">
            <text:p>16483</text:p>
          </table:table-cell>
          <table:table-cell office:value-type="float" office:value="-145.625">
            <text:p>-145.625</text:p>
          </table:table-cell>
          <table:table-cell office:value-type="float" office:value="70.625">
            <text:p>70.625</text:p>
          </table:table-cell>
          <table:table-cell office:value-type="float" office:value="-238.625">
            <text:p>-238.625</text:p>
          </table:table-cell>
          <table:table-cell office:value-type="float" office:value="-0.0182076769192298">
            <text:p>-0.0182076769</text:p>
          </table:table-cell>
          <table:table-cell office:value-type="float" office:value="0.00651101687102425">
            <text:p>0.0065110169</text:p>
          </table:table-cell>
          <table:table-cell office:value-type="float" office:value="-0.0144770369471577">
            <text:p>-0.0144770369</text:p>
          </table:table-cell>
          <table:table-cell office:value-type="float" office:value="0.936922909000334">
            <text:p>0.936922909</text:p>
          </table:table-cell>
          <table:table-cell office:value-type="float" office:value="1.02287164999635">
            <text:p>1.02287165</text:p>
          </table:table-cell>
          <table:table-cell office:value-type="float" office:value="0.949741156498536">
            <text:p>0.9497411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778">
            <text:p>7778</text:p>
          </table:table-cell>
          <table:table-cell office:value-type="float" office:value="10785">
            <text:p>10785</text:p>
          </table:table-cell>
          <table:table-cell office:value-type="float" office:value="15609">
            <text:p>15609</text:p>
          </table:table-cell>
          <table:table-cell office:value-type="float" office:value="98.75">
            <text:p>98.75</text:p>
          </table:table-cell>
          <table:table-cell office:value-type="float" office:value="155.25">
            <text:p>155.25</text:p>
          </table:table-cell>
          <table:table-cell office:value-type="float" office:value="-179.625">
            <text:p>-179.625</text:p>
          </table:table-cell>
          <table:table-cell office:value-type="float" office:value="0.0126960658266907">
            <text:p>0.0126960658</text:p>
          </table:table-cell>
          <table:table-cell office:value-type="float" office:value="0.0143949930458971">
            <text:p>0.014394993</text:p>
          </table:table-cell>
          <table:table-cell office:value-type="float" office:value="-0.0115077839707861">
            <text:p>-0.011507784</text:p>
          </table:table-cell>
          <table:table-cell office:value-type="float" office:value="1.04475216296487">
            <text:p>1.044752163</text:p>
          </table:table-cell>
          <table:table-cell office:value-type="float" office:value="1.05078861867723">
            <text:p>1.0507886187</text:p>
          </table:table-cell>
          <table:table-cell office:value-type="float" office:value="0.959982317122408">
            <text:p>0.95998231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4">
            <text:p>494</text:p>
          </table:table-cell>
          <table:table-cell office:value-type="float" office:value="7855">
            <text:p>7855</text:p>
          </table:table-cell>
          <table:table-cell office:value-type="float" office:value="10680">
            <text:p>10680</text:p>
          </table:table-cell>
          <table:table-cell office:value-type="float" office:value="16712">
            <text:p>16712</text:p>
          </table:table-cell>
          <table:table-cell office:value-type="float" office:value="-21.25">
            <text:p>-21.25</text:p>
          </table:table-cell>
          <table:table-cell office:value-type="float" office:value="-57.5">
            <text:p>-57.5</text:p>
          </table:table-cell>
          <table:table-cell office:value-type="float" office:value="-217.5">
            <text:p>-217.5</text:p>
          </table:table-cell>
          <table:table-cell office:value-type="float" office:value="-0.00270528325907066">
            <text:p>-0.0027052833</text:p>
          </table:table-cell>
          <table:table-cell office:value-type="float" office:value="-0.00538389513108614">
            <text:p>-0.0053838951</text:p>
          </table:table-cell>
          <table:table-cell office:value-type="float" office:value="-0.0130146002872188">
            <text:p>-0.0130146003</text:p>
          </table:table-cell>
          <table:table-cell office:value-type="float" office:value="0.990545852965976">
            <text:p>0.990545853</text:p>
          </table:table-cell>
          <table:table-cell office:value-type="float" office:value="0.981213180241692">
            <text:p>0.9812131802</text:p>
          </table:table-cell>
          <table:table-cell office:value-type="float" office:value="0.954780883443181">
            <text:p>0.9547808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918">
            <text:p>7918</text:p>
          </table:table-cell>
          <table:table-cell office:value-type="float" office:value="10374">
            <text:p>10374</text:p>
          </table:table-cell>
          <table:table-cell office:value-type="float" office:value="15124">
            <text:p>15124</text:p>
          </table:table-cell>
          <table:table-cell office:value-type="float" office:value="-210.125">
            <text:p>-210.125</text:p>
          </table:table-cell>
          <table:table-cell office:value-type="float" office:value="-22.5">
            <text:p>-22.5</text:p>
          </table:table-cell>
          <table:table-cell office:value-type="float" office:value="-119.5">
            <text:p>-119.5</text:p>
          </table:table-cell>
          <table:table-cell office:value-type="float" office:value="-0.0265376357666077">
            <text:p>-0.0265376358</text:p>
          </table:table-cell>
          <table:table-cell office:value-type="float" office:value="-0.00216888374783112">
            <text:p>-0.0021688837</text:p>
          </table:table-cell>
          <table:table-cell office:value-type="float" office:value="-0.00790134884951071">
            <text:p>-0.0079013488</text:p>
          </table:table-cell>
          <table:table-cell office:value-type="float" office:value="0.908498597196552">
            <text:p>0.9084985972</text:p>
          </table:table-cell>
          <table:table-cell office:value-type="float" office:value="0.992418126833746">
            <text:p>0.9924181268</text:p>
          </table:table-cell>
          <table:table-cell office:value-type="float" office:value="0.97246764440145">
            <text:p>0.9724676444</text:p>
          </table:table-cell>
          <table:table-cell office:value-type="float" office:value="-25.7712749927053">
            <text:p>-25.77127499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7776">
            <text:p>7776</text:p>
          </table:table-cell>
          <table:table-cell office:value-type="float" office:value="10514">
            <text:p>10514</text:p>
          </table:table-cell>
          <table:table-cell office:value-type="float" office:value="15732">
            <text:p>15732</text:p>
          </table:table-cell>
          <table:table-cell office:value-type="float" office:value="-107">
            <text:p>-107</text:p>
          </table:table-cell>
          <table:table-cell office:value-type="float" office:value="-173.375">
            <text:p>-173.375</text:p>
          </table:table-cell>
          <table:table-cell office:value-type="float" office:value="193">
            <text:p>193</text:p>
          </table:table-cell>
          <table:table-cell office:value-type="float" office:value="-0.0137602880658436">
            <text:p>-0.0137602881</text:p>
          </table:table-cell>
          <table:table-cell office:value-type="float" office:value="-0.016489918204299">
            <text:p>-0.0164899182</text:p>
          </table:table-cell>
          <table:table-cell office:value-type="float" office:value="0.0122679888126112">
            <text:p>0.0122679888</text:p>
          </table:table-cell>
          <table:table-cell office:value-type="float" office:value="0.952210109003751">
            <text:p>0.952210109</text:p>
          </table:table-cell>
          <table:table-cell office:value-type="float" office:value="0.942818244393627">
            <text:p>0.9428182444</text:p>
          </table:table-cell>
          <table:table-cell office:value-type="float" office:value="1.04323294780117">
            <text:p>1.043232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580">
            <text:p>7580</text:p>
          </table:table-cell>
          <table:table-cell office:value-type="float" office:value="10665">
            <text:p>10665</text:p>
          </table:table-cell>
          <table:table-cell office:value-type="float" office:value="17329">
            <text:p>17329</text:p>
          </table:table-cell>
          <table:table-cell office:value-type="float" office:value="122.5">
            <text:p>122.5</text:p>
          </table:table-cell>
          <table:table-cell office:value-type="float" office:value="-131.5">
            <text:p>-131.5</text:p>
          </table:table-cell>
          <table:table-cell office:value-type="float" office:value="283">
            <text:p>283</text:p>
          </table:table-cell>
          <table:table-cell office:value-type="float" office:value="0.0161609498680739">
            <text:p>0.0161609499</text:p>
          </table:table-cell>
          <table:table-cell office:value-type="float" office:value="-0.0123300515705579">
            <text:p>-0.0123300516</text:p>
          </table:table-cell>
          <table:table-cell office:value-type="float" office:value="0.0163310058283802">
            <text:p>0.0163310058</text:p>
          </table:table-cell>
          <table:table-cell office:value-type="float" office:value="1.05707523008751">
            <text:p>1.0570752301</text:p>
          </table:table-cell>
          <table:table-cell office:value-type="float" office:value="0.957142798639643">
            <text:p>0.9571427986</text:p>
          </table:table-cell>
          <table:table-cell office:value-type="float" office:value="1.05768125583201">
            <text:p>1.0576812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844">
            <text:p>7844</text:p>
          </table:table-cell>
          <table:table-cell office:value-type="float" office:value="11750">
            <text:p>11750</text:p>
          </table:table-cell>
          <table:table-cell office:value-type="float" office:value="17008">
            <text:p>17008</text:p>
          </table:table-cell>
          <table:table-cell office:value-type="float" office:value="14.5">
            <text:p>14.5</text:p>
          </table:table-cell>
          <table:table-cell office:value-type="float" office:value="-165.5">
            <text:p>-165.5</text:p>
          </table:table-cell>
          <table:table-cell office:value-type="float" office:value="275">
            <text:p>275</text:p>
          </table:table-cell>
          <table:table-cell office:value-type="float" office:value="0.00184854665986741">
            <text:p>0.0018485467</text:p>
          </table:table-cell>
          <table:table-cell office:value-type="float" office:value="-0.0140851063829787">
            <text:p>-0.0140851064</text:p>
          </table:table-cell>
          <table:table-cell office:value-type="float" office:value="0.0161688617121355">
            <text:p>0.0161688617</text:p>
          </table:table-cell>
          <table:table-cell office:value-type="float" office:value="1.00647661087405">
            <text:p>1.0064766109</text:p>
          </table:table-cell>
          <table:table-cell office:value-type="float" office:value="0.951090972494341">
            <text:p>0.9510909725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864">
            <text:p>7864</text:p>
          </table:table-cell>
          <table:table-cell office:value-type="float" office:value="10956">
            <text:p>10956</text:p>
          </table:table-cell>
          <table:table-cell office:value-type="float" office:value="16260">
            <text:p>16260</text:p>
          </table:table-cell>
          <table:table-cell office:value-type="float" office:value="33.875">
            <text:p>33.875</text:p>
          </table:table-cell>
          <table:table-cell office:value-type="float" office:value="-10.5">
            <text:p>-10.5</text:p>
          </table:table-cell>
          <table:table-cell office:value-type="float" office:value="498.25">
            <text:p>498.25</text:p>
          </table:table-cell>
          <table:table-cell office:value-type="float" office:value="0.00430760427263479">
            <text:p>0.0043076043</text:p>
          </table:table-cell>
          <table:table-cell office:value-type="float" office:value="-0.000958378970427163">
            <text:p>-0.000958379</text:p>
          </table:table-cell>
          <table:table-cell office:value-type="float" office:value="0.0306426814268143">
            <text:p>0.0306426814</text:p>
          </table:table-cell>
          <table:table-cell office:value-type="float" office:value="1.01511298364518">
            <text:p>1.0151129836</text:p>
          </table:table-cell>
          <table:table-cell office:value-type="float" office:value="0.996647473844397">
            <text:p>0.9966474738</text:p>
          </table:table-cell>
          <table:table-cell office:value-type="float" office:value="1.1090897738869">
            <text:p>1.1090897739</text:p>
          </table:table-cell>
          <table:table-cell table:number-columns-repeated="2" office:value-type="float" office:value="0">
            <text:p>0</text:p>
          </table:table-cell>
          <table:table-cell office:value-type="float" office:value="22.9651476259188">
            <text:p>22.965147625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7846">
            <text:p>7846</text:p>
          </table:table-cell>
          <table:table-cell office:value-type="float" office:value="11190">
            <text:p>11190</text:p>
          </table:table-cell>
          <table:table-cell office:value-type="float" office:value="16459">
            <text:p>16459</text:p>
          </table:table-cell>
          <table:table-cell office:value-type="float" office:value="104.5">
            <text:p>104.5</text:p>
          </table:table-cell>
          <table:table-cell office:value-type="float" office:value="182.25">
            <text:p>182.25</text:p>
          </table:table-cell>
          <table:table-cell office:value-type="float" office:value="444">
            <text:p>444</text:p>
          </table:table-cell>
          <table:table-cell office:value-type="float" office:value="0.0133188886056589">
            <text:p>0.0133188886</text:p>
          </table:table-cell>
          <table:table-cell office:value-type="float" office:value="0.0162868632707775">
            <text:p>0.0162868633</text:p>
          </table:table-cell>
          <table:table-cell office:value-type="float" office:value="0.0269761224861778">
            <text:p>0.0269761225</text:p>
          </table:table-cell>
          <table:table-cell office:value-type="float" office:value="1.04696379999544">
            <text:p>1.0469638</text:p>
          </table:table-cell>
          <table:table-cell office:value-type="float" office:value="1.05752393480152">
            <text:p>1.0575239348</text:p>
          </table:table-cell>
          <table:table-cell office:value-type="float" office:value="1.09584274262303">
            <text:p>1.095842742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98771451086">
            <text:p>26.03987714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580">
            <text:p>7580</text:p>
          </table:table-cell>
          <table:table-cell office:value-type="float" office:value="11833">
            <text:p>11833</text:p>
          </table:table-cell>
          <table:table-cell office:value-type="float" office:value="17117">
            <text:p>17117</text:p>
          </table:table-cell>
          <table:table-cell office:value-type="float" office:value="122.5">
            <text:p>122.5</text:p>
          </table:table-cell>
          <table:table-cell office:value-type="float" office:value="217.875">
            <text:p>217.875</text:p>
          </table:table-cell>
          <table:table-cell office:value-type="float" office:value="316.375">
            <text:p>316.375</text:p>
          </table:table-cell>
          <table:table-cell office:value-type="float" office:value="0.0161609498680739">
            <text:p>0.0161609499</text:p>
          </table:table-cell>
          <table:table-cell office:value-type="float" office:value="0.0184124904926899">
            <text:p>0.0184124905</text:p>
          </table:table-cell>
          <table:table-cell office:value-type="float" office:value="0.0184830869895426">
            <text:p>0.018483087</text:p>
          </table:table-cell>
          <table:table-cell office:value-type="float" office:value="1.05707523008751">
            <text:p>1.0570752301</text:p>
          </table:table-cell>
          <table:table-cell office:value-type="float" office:value="1.06510819554446">
            <text:p>1.0651081955</text:p>
          </table:table-cell>
          <table:table-cell office:value-type="float" office:value="1.06536038849254">
            <text:p>1.0653603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20">
            <text:p>11920</text:p>
          </table:table-cell>
          <table:table-cell office:value-type="float" office:value="16554">
            <text:p>16554</text:p>
          </table:table-cell>
          <table:table-cell office:value-type="float" office:value="-2.375">
            <text:p>-2.375</text:p>
          </table:table-cell>
          <table:table-cell office:value-type="float" office:value="179.5">
            <text:p>179.5</text:p>
          </table:table-cell>
          <table:table-cell office:value-type="float" office:value="-97.625">
            <text:p>-97.625</text:p>
          </table:table-cell>
          <table:table-cell office:value-type="float" office:value="-0.000312253484091507">
            <text:p>-0.0003122535</text:p>
          </table:table-cell>
          <table:table-cell office:value-type="float" office:value="0.0150587248322148">
            <text:p>0.0150587248</text:p>
          </table:table-cell>
          <table:table-cell office:value-type="float" office:value="-0.00589736619548146">
            <text:p>-0.0058973662</text:p>
          </table:table-cell>
          <table:table-cell office:value-type="float" office:value="0.998907303910067">
            <text:p>0.9989073039</text:p>
          </table:table-cell>
          <table:table-cell office:value-type="float" office:value="1.05314999669215">
            <text:p>1.0531499967</text:p>
          </table:table-cell>
          <table:table-cell office:value-type="float" office:value="0.97942738501478">
            <text:p>0.979427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583">
            <text:p>11583</text:p>
          </table:table-cell>
          <table:table-cell office:value-type="float" office:value="17975">
            <text:p>17975</text:p>
          </table:table-cell>
          <table:table-cell office:value-type="float" office:value="0.75">
            <text:p>0.75</text:p>
          </table:table-cell>
          <table:table-cell office:value-type="float" office:value="295">
            <text:p>295</text:p>
          </table:table-cell>
          <table:table-cell office:value-type="float" office:value="-54.5">
            <text:p>-54.5</text:p>
          </table:table-cell>
          <table:table-cell table:style-name="ce17" office:value-type="float" office:value="0.0000987621806689492">
            <text:p>9.88E-005</text:p>
          </table:table-cell>
          <table:table-cell office:value-type="float" office:value="0.0254683588016921">
            <text:p>0.0254683588</text:p>
          </table:table-cell>
          <table:table-cell office:value-type="float" office:value="-0.00303198887343533">
            <text:p>-0.0030319889</text:p>
          </table:table-cell>
          <table:table-cell office:value-type="float" office:value="1.00034568675012">
            <text:p>1.0003456868</text:p>
          </table:table-cell>
          <table:table-cell office:value-type="float" office:value="1.09041058491402">
            <text:p>1.0904105849</text:p>
          </table:table-cell>
          <table:table-cell office:value-type="float" office:value="0.989406057137772">
            <text:p>0.9894060571</text:p>
          </table:table-cell>
          <table:table-cell office:value-type="float" office:value="0">
            <text:p>0</text:p>
          </table:table-cell>
          <table:table-cell office:value-type="float" office:value="27.5611337724446">
            <text:p>27.5611337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471">
            <text:p>471</text:p>
          </table:table-cell>
          <table:table-cell office:value-type="float" office:value="8532">
            <text:p>8532</text:p>
          </table:table-cell>
          <table:table-cell office:value-type="float" office:value="11739">
            <text:p>11739</text:p>
          </table:table-cell>
          <table:table-cell office:value-type="float" office:value="18889">
            <text:p>18889</text:p>
          </table:table-cell>
          <table:table-cell office:value-type="float" office:value="118.75">
            <text:p>118.75</text:p>
          </table:table-cell>
          <table:table-cell office:value-type="float" office:value="304">
            <text:p>304</text:p>
          </table:table-cell>
          <table:table-cell office:value-type="float" office:value="-35.25">
            <text:p>-35.25</text:p>
          </table:table-cell>
          <table:table-cell office:value-type="float" office:value="0.013918190342241">
            <text:p>0.0139181903</text:p>
          </table:table-cell>
          <table:table-cell office:value-type="float" office:value="0.0258965840361189">
            <text:p>0.025896584</text:p>
          </table:table-cell>
          <table:table-cell office:value-type="float" office:value="-0.00186616549314416">
            <text:p>-0.0018661655</text:p>
          </table:table-cell>
          <table:table-cell office:value-type="float" office:value="1.04909334960175">
            <text:p>1.0490933496</text:p>
          </table:table-cell>
          <table:table-cell office:value-type="float" office:value="1.09195248493331">
            <text:p>1.0919524849</text:p>
          </table:table-cell>
          <table:table-cell office:value-type="float" office:value="0.993475246618345">
            <text:p>0.9934752466</text:p>
          </table:table-cell>
          <table:table-cell office:value-type="float" office:value="0">
            <text:p>0</text:p>
          </table:table-cell>
          <table:table-cell office:value-type="float" office:value="27.111066382534">
            <text:p>27.1110663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042">
            <text:p>9042</text:p>
          </table:table-cell>
          <table:table-cell office:value-type="float" office:value="12096">
            <text:p>12096</text:p>
          </table:table-cell>
          <table:table-cell office:value-type="float" office:value="18237">
            <text:p>18237</text:p>
          </table:table-cell>
          <table:table-cell office:value-type="float" office:value="22.75">
            <text:p>22.75</text:p>
          </table:table-cell>
          <table:table-cell office:value-type="float" office:value="209.375">
            <text:p>209.375</text:p>
          </table:table-cell>
          <table:table-cell office:value-type="float" office:value="-53">
            <text:p>-53</text:p>
          </table:table-cell>
          <table:table-cell office:value-type="float" office:value="0.00251603627516036">
            <text:p>0.0025160363</text:p>
          </table:table-cell>
          <table:table-cell office:value-type="float" office:value="0.0173094411375661">
            <text:p>0.0173094411</text:p>
          </table:table-cell>
          <table:table-cell office:value-type="float" office:value="-0.00290617974447552">
            <text:p>-0.0029061797</text:p>
          </table:table-cell>
          <table:table-cell office:value-type="float" office:value="1.0088185346226">
            <text:p>1.0088185346</text:p>
          </table:table-cell>
          <table:table-cell office:value-type="float" office:value="1.06117029281637">
            <text:p>1.0611702928</text:p>
          </table:table-cell>
          <table:table-cell office:value-type="float" office:value="0.989844924820522">
            <text:p>0.9898449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724">
            <text:p>11724</text:p>
          </table:table-cell>
          <table:table-cell office:value-type="float" office:value="16346">
            <text:p>16346</text:p>
          </table:table-cell>
          <table:table-cell office:value-type="float" office:value="-85.125">
            <text:p>-85.125</text:p>
          </table:table-cell>
          <table:table-cell office:value-type="float" office:value="193.625">
            <text:p>193.625</text:p>
          </table:table-cell>
          <table:table-cell office:value-type="float" office:value="288.875">
            <text:p>288.875</text:p>
          </table:table-cell>
          <table:table-cell office:value-type="float" office:value="-0.00942586645997121">
            <text:p>-0.0094258665</text:p>
          </table:table-cell>
          <table:table-cell office:value-type="float" office:value="0.0165152678266803">
            <text:p>0.0165152678</text:p>
          </table:table-cell>
          <table:table-cell office:value-type="float" office:value="0.0176725192707696">
            <text:p>0.0176725193</text:p>
          </table:table-cell>
          <table:table-cell office:value-type="float" office:value="0.967183607428802">
            <text:p>0.9671836074</text:p>
          </table:table-cell>
          <table:table-cell office:value-type="float" office:value="1.0583380353733">
            <text:p>1.0583380354</text:p>
          </table:table-cell>
          <table:table-cell office:value-type="float" office:value="1.06246596060495">
            <text:p>1.06246596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720">
            <text:p>8720</text:p>
          </table:table-cell>
          <table:table-cell office:value-type="float" office:value="11668">
            <text:p>11668</text:p>
          </table:table-cell>
          <table:table-cell office:value-type="float" office:value="17742">
            <text:p>17742</text:p>
          </table:table-cell>
          <table:table-cell office:value-type="float" office:value="250.75">
            <text:p>250.75</text:p>
          </table:table-cell>
          <table:table-cell office:value-type="float" office:value="358">
            <text:p>358</text:p>
          </table:table-cell>
          <table:table-cell office:value-type="float" office:value="-22.75">
            <text:p>-22.75</text:p>
          </table:table-cell>
          <table:table-cell office:value-type="float" office:value="0.0287557339449541">
            <text:p>0.0287557339</text:p>
          </table:table-cell>
          <table:table-cell office:value-type="float" office:value="0.030682207747686">
            <text:p>0.0306822077</text:p>
          </table:table-cell>
          <table:table-cell office:value-type="float" office:value="-0.00128226806447977">
            <text:p>-0.0012822681</text:p>
          </table:table-cell>
          <table:table-cell office:value-type="float" office:value="1.10226577758738">
            <text:p>1.1022657776</text:p>
          </table:table-cell>
          <table:table-cell office:value-type="float" office:value="1.10923286694655">
            <text:p>1.1092328669</text:p>
          </table:table-cell>
          <table:table-cell office:value-type="float" office:value="0.995515284428644">
            <text:p>0.9955152844</text:p>
          </table:table-cell>
          <table:table-cell office:value-type="float" office:value="24.4495957281983">
            <text:p>24.4495957282</text:p>
          </table:table-cell>
          <table:table-cell office:value-type="float" office:value="22.936004811414">
            <text:p>22.9360048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536">
            <text:p>8536</text:p>
          </table:table-cell>
          <table:table-cell office:value-type="float" office:value="11512">
            <text:p>11512</text:p>
          </table:table-cell>
          <table:table-cell office:value-type="float" office:value="18510">
            <text:p>18510</text:p>
          </table:table-cell>
          <table:table-cell office:value-type="float" office:value="-27.875">
            <text:p>-27.875</text:p>
          </table:table-cell>
          <table:table-cell office:value-type="float" office:value="236.75">
            <text:p>236.75</text:p>
          </table:table-cell>
          <table:table-cell office:value-type="float" office:value="-94.75">
            <text:p>-94.75</text:p>
          </table:table-cell>
          <table:table-cell office:value-type="float" office:value="-0.00326558106841612">
            <text:p>-0.0032655811</text:p>
          </table:table-cell>
          <table:table-cell office:value-type="float" office:value="0.0205654968728284">
            <text:p>0.0205654969</text:p>
          </table:table-cell>
          <table:table-cell office:value-type="float" office:value="-0.00511885467314965">
            <text:p>-0.0051188547</text:p>
          </table:table-cell>
          <table:table-cell office:value-type="float" office:value="0.988591367739184">
            <text:p>0.9885913677</text:p>
          </table:table-cell>
          <table:table-cell office:value-type="float" office:value="1.07280820079169">
            <text:p>1.0728082008</text:p>
          </table:table-cell>
          <table:table-cell office:value-type="float" office:value="0.982135365883379">
            <text:p>0.9821353659</text:p>
          </table:table-cell>
          <table:table-cell office:value-type="float" office:value="0">
            <text:p>0</text:p>
          </table:table-cell>
          <table:table-cell office:value-type="float" office:value="34.0497708859938">
            <text:p>34.049770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708">
            <text:p>11708</text:p>
          </table:table-cell>
          <table:table-cell office:value-type="float" office:value="17800">
            <text:p>17800</text:p>
          </table:table-cell>
          <table:table-cell office:value-type="float" office:value="41.375">
            <text:p>41.375</text:p>
          </table:table-cell>
          <table:table-cell office:value-type="float" office:value="68.375">
            <text:p>68.375</text:p>
          </table:table-cell>
          <table:table-cell office:value-type="float" office:value="-85.5">
            <text:p>-85.5</text:p>
          </table:table-cell>
          <table:table-cell office:value-type="float" office:value="0.00474919651056015">
            <text:p>0.0047491965</text:p>
          </table:table-cell>
          <table:table-cell office:value-type="float" office:value="0.00584002391527161">
            <text:p>0.0058400239</text:p>
          </table:table-cell>
          <table:table-cell office:value-type="float" office:value="-0.00480337078651685">
            <text:p>-0.0048033708</text:p>
          </table:table-cell>
          <table:table-cell office:value-type="float" office:value="1.01666639532725">
            <text:p>1.0166663953</text:p>
          </table:table-cell>
          <table:table-cell office:value-type="float" office:value="1.02050693122694">
            <text:p>1.0205069312</text:p>
          </table:table-cell>
          <table:table-cell office:value-type="float" office:value="0.98323342409418">
            <text:p>0.9832334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635">
            <text:p>8635</text:p>
          </table:table-cell>
          <table:table-cell office:value-type="float" office:value="11408">
            <text:p>11408</text:p>
          </table:table-cell>
          <table:table-cell office:value-type="float" office:value="17534">
            <text:p>17534</text:p>
          </table:table-cell>
          <table:table-cell office:value-type="float" office:value="-65.125">
            <text:p>-65.125</text:p>
          </table:table-cell>
          <table:table-cell office:value-type="float" office:value="103">
            <text:p>103</text:p>
          </table:table-cell>
          <table:table-cell office:value-type="float" office:value="104.25">
            <text:p>104.25</text:p>
          </table:table-cell>
          <table:table-cell office:value-type="float" office:value="-0.00754198031268095">
            <text:p>-0.0075419803</text:p>
          </table:table-cell>
          <table:table-cell office:value-type="float" office:value="0.00902875175315568">
            <text:p>0.0090287518</text:p>
          </table:table-cell>
          <table:table-cell office:value-type="float" office:value="0.00594559142237938">
            <text:p>0.0059455914</text:p>
          </table:table-cell>
          <table:table-cell office:value-type="float" office:value="0.973714556581009">
            <text:p>0.9737145566</text:p>
          </table:table-cell>
          <table:table-cell office:value-type="float" office:value="1.03176040711816">
            <text:p>1.0317604071</text:p>
          </table:table-cell>
          <table:table-cell office:value-type="float" office:value="1.02087885609076">
            <text:p>1.0208788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610">
            <text:p>8610</text:p>
          </table:table-cell>
          <table:table-cell office:value-type="float" office:value="12350">
            <text:p>12350</text:p>
          </table:table-cell>
          <table:table-cell office:value-type="float" office:value="20387">
            <text:p>20387</text:p>
          </table:table-cell>
          <table:table-cell office:value-type="float" office:value="161.25">
            <text:p>161.25</text:p>
          </table:table-cell>
          <table:table-cell office:value-type="float" office:value="-21.5">
            <text:p>-21.5</text:p>
          </table:table-cell>
          <table:table-cell office:value-type="float" office:value="99.875">
            <text:p>99.875</text:p>
          </table:table-cell>
          <table:table-cell office:value-type="float" office:value="0.0187282229965157">
            <text:p>0.018728223</text:p>
          </table:table-cell>
          <table:table-cell office:value-type="float" office:value="-0.00174089068825911">
            <text:p>-0.0017408907</text:p>
          </table:table-cell>
          <table:table-cell office:value-type="float" office:value="0.00489895521655957">
            <text:p>0.0048989552</text:p>
          </table:table-cell>
          <table:table-cell office:value-type="float" office:value="1.06623624330755">
            <text:p>1.0662362433</text:p>
          </table:table-cell>
          <table:table-cell office:value-type="float" office:value="0.993912822763855">
            <text:p>0.9939128228</text:p>
          </table:table-cell>
          <table:table-cell office:value-type="float" office:value="1.0171933827919">
            <text:p>1.017193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466">
            <text:p>466</text:p>
          </table:table-cell>
          <table:table-cell office:value-type="float" office:value="8536">
            <text:p>8536</text:p>
          </table:table-cell>
          <table:table-cell office:value-type="float" office:value="13084">
            <text:p>13084</text:p>
          </table:table-cell>
          <table:table-cell office:value-type="float" office:value="18672">
            <text:p>18672</text:p>
          </table:table-cell>
          <table:table-cell office:value-type="float" office:value="-27.875">
            <text:p>-27.875</text:p>
          </table:table-cell>
          <table:table-cell office:value-type="float" office:value="-84.625">
            <text:p>-84.625</text:p>
          </table:table-cell>
          <table:table-cell office:value-type="float" office:value="-211.125">
            <text:p>-211.125</text:p>
          </table:table-cell>
          <table:table-cell office:value-type="float" office:value="-0.00326558106841612">
            <text:p>-0.0032655811</text:p>
          </table:table-cell>
          <table:table-cell office:value-type="float" office:value="-0.00646782329562825">
            <text:p>-0.0064678233</text:p>
          </table:table-cell>
          <table:table-cell office:value-type="float" office:value="-0.0113070372750643">
            <text:p>-0.0113070373</text:p>
          </table:table-cell>
          <table:table-cell office:value-type="float" office:value="0.988591367739184">
            <text:p>0.9885913677</text:p>
          </table:table-cell>
          <table:table-cell office:value-type="float" office:value="0.977444610632141">
            <text:p>0.9774446106</text:p>
          </table:table-cell>
          <table:table-cell office:value-type="float" office:value="0.960675953757477">
            <text:p>0.96067595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857">
            <text:p>8857</text:p>
          </table:table-cell>
          <table:table-cell office:value-type="float" office:value="12150">
            <text:p>12150</text:p>
          </table:table-cell>
          <table:table-cell office:value-type="float" office:value="17134">
            <text:p>17134</text:p>
          </table:table-cell>
          <table:table-cell office:value-type="float" office:value="-64.5">
            <text:p>-64.5</text:p>
          </table:table-cell>
          <table:table-cell office:value-type="float" office:value="-28.25">
            <text:p>-28.25</text:p>
          </table:table-cell>
          <table:table-cell office:value-type="float" office:value="-66.5">
            <text:p>-66.5</text:p>
          </table:table-cell>
          <table:table-cell office:value-type="float" office:value="-0.00728237552218584">
            <text:p>-0.0072823755</text:p>
          </table:table-cell>
          <table:table-cell office:value-type="float" office:value="-0.00232510288065844">
            <text:p>-0.0023251029</text:p>
          </table:table-cell>
          <table:table-cell office:value-type="float" office:value="-0.00388117193883506">
            <text:p>-0.0038811719</text:p>
          </table:table-cell>
          <table:table-cell office:value-type="float" office:value="0.974615630339112">
            <text:p>0.9746156303</text:p>
          </table:table-cell>
          <table:table-cell office:value-type="float" office:value="0.991872735880371">
            <text:p>0.9918727359</text:p>
          </table:table-cell>
          <table:table-cell office:value-type="float" office:value="0.98644542266549">
            <text:p>0.98644542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640">
            <text:p>8640</text:p>
          </table:table-cell>
          <table:table-cell office:value-type="float" office:value="12110">
            <text:p>12110</text:p>
          </table:table-cell>
          <table:table-cell office:value-type="float" office:value="17461">
            <text:p>17461</text:p>
          </table:table-cell>
          <table:table-cell office:value-type="float" office:value="74.375">
            <text:p>74.375</text:p>
          </table:table-cell>
          <table:table-cell office:value-type="float" office:value="26">
            <text:p>26</text:p>
          </table:table-cell>
          <table:table-cell office:value-type="float" office:value="107.25">
            <text:p>107.25</text:p>
          </table:table-cell>
          <table:table-cell office:value-type="float" office:value="0.00860821759259259">
            <text:p>0.0086082176</text:p>
          </table:table-cell>
          <table:table-cell office:value-type="float" office:value="0.00214698596201486">
            <text:p>0.002146986</text:p>
          </table:table-cell>
          <table:table-cell office:value-type="float" office:value="0.00614225989347689">
            <text:p>0.0061422599</text:p>
          </table:table-cell>
          <table:table-cell office:value-type="float" office:value="1.03027400033791">
            <text:p>1.0302740003</text:p>
          </table:table-cell>
          <table:table-cell office:value-type="float" office:value="1.00752348558255">
            <text:p>1.0075234856</text:p>
          </table:table-cell>
          <table:table-cell office:value-type="float" office:value="1.0215718552461">
            <text:p>1.02157185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372">
            <text:p>8372</text:p>
          </table:table-cell>
          <table:table-cell office:value-type="float" office:value="12072">
            <text:p>12072</text:p>
          </table:table-cell>
          <table:table-cell office:value-type="float" office:value="19711">
            <text:p>19711</text:p>
          </table:table-cell>
          <table:table-cell office:value-type="float" office:value="129.75">
            <text:p>129.75</text:p>
          </table:table-cell>
          <table:table-cell office:value-type="float" office:value="-719">
            <text:p>-719</text:p>
          </table:table-cell>
          <table:table-cell office:value-type="float" office:value="95">
            <text:p>95</text:p>
          </table:table-cell>
          <table:table-cell office:value-type="float" office:value="0.0154980888676541">
            <text:p>0.0154980889</text:p>
          </table:table-cell>
          <table:table-cell office:value-type="float" office:value="-0.0595593108018555">
            <text:p>-0.0595593108</text:p>
          </table:table-cell>
          <table:table-cell office:value-type="float" office:value="0.00481964385368576">
            <text:p>0.0048196439</text:p>
          </table:table-cell>
          <table:table-cell office:value-type="float" office:value="1.05471408492355">
            <text:p>1.0547140849</text:p>
          </table:table-cell>
          <table:table-cell office:value-type="float" office:value="0.798495142739762">
            <text:p>0.7984951427</text:p>
          </table:table-cell>
          <table:table-cell office:value-type="float" office:value="1.01691428226298">
            <text:p>1.0169142823</text:p>
          </table:table-cell>
          <table:table-cell office:value-type="float" office:value="0">
            <text:p>0</text:p>
          </table:table-cell>
          <table:table-cell office:value-type="float" office:value="-11.2878111639747">
            <text:p>-11.287811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33">
            <text:p>433</text:p>
          </table:table-cell>
          <table:table-cell office:value-type="float" office:value="7557">
            <text:p>7557</text:p>
          </table:table-cell>
          <table:table-cell office:value-type="float" office:value="10835">
            <text:p>10835</text:p>
          </table:table-cell>
          <table:table-cell office:value-type="float" office:value="18308">
            <text:p>18308</text:p>
          </table:table-cell>
          <table:table-cell office:value-type="float" office:value="-434.625">
            <text:p>-434.625</text:p>
          </table:table-cell>
          <table:table-cell office:value-type="float" office:value="-67.625">
            <text:p>-67.625</text:p>
          </table:table-cell>
          <table:table-cell office:value-type="float" office:value="-239.375">
            <text:p>-239.375</text:p>
          </table:table-cell>
          <table:table-cell office:value-type="float" office:value="-0.0575129019452164">
            <text:p>-0.0575129019</text:p>
          </table:table-cell>
          <table:table-cell office:value-type="float" office:value="-0.00624134748500231">
            <text:p>-0.0062413475</text:p>
          </table:table-cell>
          <table:table-cell office:value-type="float" office:value="-0.0130748852960454">
            <text:p>-0.0130748853</text:p>
          </table:table-cell>
          <table:table-cell office:value-type="float" office:value="0.805188001616456">
            <text:p>0.8051880016</text:p>
          </table:table-cell>
          <table:table-cell office:value-type="float" office:value="0.978231634462612">
            <text:p>0.9782316345</text:p>
          </table:table-cell>
          <table:table-cell office:value-type="float" office:value="0.95457296860983">
            <text:p>0.9545729686</text:p>
          </table:table-cell>
          <table:table-cell office:value-type="float" office:value="-11.7020344953686">
            <text:p>-11.7020344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7532">
            <text:p>7532</text:p>
          </table:table-cell>
          <table:table-cell office:value-type="float" office:value="10954">
            <text:p>10954</text:p>
          </table:table-cell>
          <table:table-cell office:value-type="float" office:value="16341">
            <text:p>16341</text:p>
          </table:table-cell>
          <table:table-cell office:value-type="float" office:value="-290.875">
            <text:p>-290.875</text:p>
          </table:table-cell>
          <table:table-cell office:value-type="float" office:value="-89.125">
            <text:p>-89.125</text:p>
          </table:table-cell>
          <table:table-cell office:value-type="float" office:value="-322.875">
            <text:p>-322.875</text:p>
          </table:table-cell>
          <table:table-cell office:value-type="float" office:value="-0.0386185608072225">
            <text:p>-0.0386185608</text:p>
          </table:table-cell>
          <table:table-cell office:value-type="float" office:value="-0.00813629724301625">
            <text:p>-0.0081362972</text:p>
          </table:table-cell>
          <table:table-cell office:value-type="float" office:value="-0.0197585827060767">
            <text:p>-0.0197585827</text:p>
          </table:table-cell>
          <table:table-cell office:value-type="float" office:value="0.867758167922811">
            <text:p>0.8677581679</text:p>
          </table:table-cell>
          <table:table-cell office:value-type="float" office:value="0.971652710341783">
            <text:p>0.9716527103</text:p>
          </table:table-cell>
          <table:table-cell office:value-type="float" office:value="0.931610147646215">
            <text:p>0.9316101476</text:p>
          </table:table-cell>
          <table:table-cell office:value-type="float" office:value="-17.5997018421735">
            <text:p>-17.59970184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360">
            <text:p>360</text:p>
          </table:table-cell>
          <table:table-cell office:value-type="float" office:value="6358">
            <text:p>6358</text:p>
          </table:table-cell>
          <table:table-cell office:value-type="float" office:value="11320">
            <text:p>11320</text:p>
          </table:table-cell>
          <table:table-cell office:value-type="float" office:value="16627">
            <text:p>16627</text:p>
          </table:table-cell>
          <table:table-cell office:value-type="float" office:value="-264.75">
            <text:p>-264.75</text:p>
          </table:table-cell>
          <table:table-cell office:value-type="float" office:value="-420.25">
            <text:p>-420.25</text:p>
          </table:table-cell>
          <table:table-cell office:value-type="float" office:value="107.125">
            <text:p>107.125</text:p>
          </table:table-cell>
          <table:table-cell office:value-type="float" office:value="-0.0416404529726329">
            <text:p>-0.041640453</text:p>
          </table:table-cell>
          <table:table-cell office:value-type="float" office:value="-0.0371245583038869">
            <text:p>-0.0371245583</text:p>
          </table:table-cell>
          <table:table-cell office:value-type="float" office:value="0.0064428339447886">
            <text:p>0.0064428339</text:p>
          </table:table-cell>
          <table:table-cell office:value-type="float" office:value="0.857656912150366">
            <text:p>0.8576569122</text:p>
          </table:table-cell>
          <table:table-cell office:value-type="float" office:value="0.872765382281743">
            <text:p>0.8727653823</text:p>
          </table:table-cell>
          <table:table-cell office:value-type="float" office:value="1.02263127862087">
            <text:p>1.0226312786</text:p>
          </table:table-cell>
          <table:table-cell office:value-type="float" office:value="-16.2969745361208">
            <text:p>-16.2969745361</text:p>
          </table:table-cell>
          <table:table-cell office:value-type="float" office:value="-18.3220945082979">
            <text:p>-18.3220945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table:number-columns-repeated="2" office:value-type="float" office:value="609">
            <text:p>609</text:p>
          </table:table-cell>
          <table:table-cell office:value-type="float" office:value="6919">
            <text:p>6919</text:p>
          </table:table-cell>
          <table:table-cell office:value-type="float" office:value="11685">
            <text:p>11685</text:p>
          </table:table-cell>
          <table:table-cell office:value-type="float" office:value="19230">
            <text:p>19230</text:p>
          </table:table-cell>
          <table:table-cell office:value-type="float" office:value="-231.375">
            <text:p>-231.375</text:p>
          </table:table-cell>
          <table:table-cell office:value-type="float" office:value="-598.5">
            <text:p>-598.5</text:p>
          </table:table-cell>
          <table:table-cell office:value-type="float" office:value="65.875">
            <text:p>65.875</text:p>
          </table:table-cell>
          <table:table-cell office:value-type="float" office:value="-0.0334405260875849">
            <text:p>-0.0334405261</text:p>
          </table:table-cell>
          <table:table-cell office:value-type="float" office:value="-0.0512195121951219">
            <text:p>-0.0512195122</text:p>
          </table:table-cell>
          <table:table-cell office:value-type="float" office:value="0.00342563702548102">
            <text:p>0.003425637</text:p>
          </table:table-cell>
          <table:table-cell office:value-type="float" office:value="0.885149965512081">
            <text:p>0.8851499655</text:p>
          </table:table-cell>
          <table:table-cell office:value-type="float" office:value="0.825873646638906">
            <text:p>0.8258736466</text:p>
          </table:table-cell>
          <table:table-cell office:value-type="float" office:value="1.01201273016768">
            <text:p>1.0120127302</text:p>
          </table:table-cell>
          <table:table-cell office:value-type="float" office:value="-20.3792212596844">
            <text:p>-20.3792212597</text:p>
          </table:table-cell>
          <table:table-cell office:value-type="float" office:value="-13.1832630611075">
            <text:p>-13.1832630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7038">
            <text:p>7038</text:p>
          </table:table-cell>
          <table:table-cell office:value-type="float" office:value="10146">
            <text:p>10146</text:p>
          </table:table-cell>
          <table:table-cell office:value-type="float" office:value="17636">
            <text:p>17636</text:p>
          </table:table-cell>
          <table:table-cell office:value-type="float" office:value="-98.625">
            <text:p>-98.625</text:p>
          </table:table-cell>
          <table:table-cell office:value-type="float" office:value="-135.75">
            <text:p>-135.75</text:p>
          </table:table-cell>
          <table:table-cell office:value-type="float" office:value="-223.25">
            <text:p>-223.25</text:p>
          </table:table-cell>
          <table:table-cell office:value-type="float" office:value="-0.0140132139812447">
            <text:p>-0.014013214</text:p>
          </table:table-cell>
          <table:table-cell office:value-type="float" office:value="-0.0133796570076878">
            <text:p>-0.013379657</text:p>
          </table:table-cell>
          <table:table-cell office:value-type="float" office:value="-0.012658766160127">
            <text:p>-0.0126587662</text:p>
          </table:table-cell>
          <table:table-cell office:value-type="float" office:value="0.951338636591169">
            <text:p>0.9513386366</text:p>
          </table:table-cell>
          <table:table-cell office:value-type="float" office:value="0.953522070307514">
            <text:p>0.9535220703</text:p>
          </table:table-cell>
          <table:table-cell office:value-type="float" office:value="0.956008397386521">
            <text:p>0.95600839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6256">
            <text:p>6256</text:p>
          </table:table-cell>
          <table:table-cell office:value-type="float" office:value="9636">
            <text:p>9636</text:p>
          </table:table-cell>
          <table:table-cell office:value-type="float" office:value="15851">
            <text:p>15851</text:p>
          </table:table-cell>
          <table:table-cell office:value-type="float" office:value="-104.5">
            <text:p>-104.5</text:p>
          </table:table-cell>
          <table:table-cell office:value-type="float" office:value="-343.25">
            <text:p>-343.25</text:p>
          </table:table-cell>
          <table:table-cell office:value-type="float" office:value="-339.125">
            <text:p>-339.125</text:p>
          </table:table-cell>
          <table:table-cell office:value-type="float" office:value="-0.0167039641943734">
            <text:p>-0.0167039642</text:p>
          </table:table-cell>
          <table:table-cell office:value-type="float" office:value="-0.0356216272312163">
            <text:p>-0.0356216272</text:p>
          </table:table-cell>
          <table:table-cell office:value-type="float" office:value="-0.0213945492397956">
            <text:p>-0.0213945492</text:p>
          </table:table-cell>
          <table:table-cell office:value-type="float" office:value="0.942083009262515">
            <text:p>0.9420830093</text:p>
          </table:table-cell>
          <table:table-cell office:value-type="float" office:value="0.877811349330879">
            <text:p>0.8778113493</text:p>
          </table:table-cell>
          <table:table-cell office:value-type="float" office:value="0.926016222065577">
            <text:p>0.9260162221</text:p>
          </table:table-cell>
          <table:table-cell office:value-type="float" office:value="0">
            <text:p>0</text:p>
          </table:table-cell>
          <table:table-cell office:value-type="float" office:value="-19.1099365194714">
            <text:p>-19.1099365195</text:p>
          </table:table-cell>
          <table:table-cell office:value-type="float" office:value="-32.0504844985743">
            <text:p>-32.050484498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5888">
            <text:p>5888</text:p>
          </table:table-cell>
          <table:table-cell office:value-type="float" office:value="9649">
            <text:p>9649</text:p>
          </table:table-cell>
          <table:table-cell office:value-type="float" office:value="16142">
            <text:p>16142</text:p>
          </table:table-cell>
          <table:table-cell office:value-type="float" office:value="37.375">
            <text:p>37.375</text:p>
          </table:table-cell>
          <table:table-cell office:value-type="float" office:value="-372.625">
            <text:p>-372.625</text:p>
          </table:table-cell>
          <table:table-cell office:value-type="float" office:value="-629.625">
            <text:p>-629.625</text:p>
          </table:table-cell>
          <table:table-cell office:value-type="float" office:value="0.00634765625">
            <text:p>0.0063476563</text:p>
          </table:table-cell>
          <table:table-cell office:value-type="float" office:value="-0.03861799150171">
            <text:p>-0.0386179915</text:p>
          </table:table-cell>
          <table:table-cell office:value-type="float" office:value="-0.039005389666708">
            <text:p>-0.0390053897</text:p>
          </table:table-cell>
          <table:table-cell office:value-type="float" office:value="1.02229577064514">
            <text:p>1.0222957706</text:p>
          </table:table-cell>
          <table:table-cell office:value-type="float" office:value="0.867760074308562">
            <text:p>0.8677600743</text:p>
          </table:table-cell>
          <table:table-cell office:value-type="float" office:value="0.866463120195703">
            <text:p>0.8664631202</text:p>
          </table:table-cell>
          <table:table-cell office:value-type="float" office:value="0">
            <text:p>0</text:p>
          </table:table-cell>
          <table:table-cell office:value-type="float" office:value="-17.5999664734778">
            <text:p>-17.5999664735</text:p>
          </table:table-cell>
          <table:table-cell office:value-type="float" office:value="-17.4216771138707">
            <text:p>-17.421677113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6510">
            <text:p>6510</text:p>
          </table:table-cell>
          <table:table-cell office:value-type="float" office:value="9765">
            <text:p>9765</text:p>
          </table:table-cell>
          <table:table-cell office:value-type="float" office:value="15379">
            <text:p>15379</text:p>
          </table:table-cell>
          <table:table-cell office:value-type="float" office:value="-333.75">
            <text:p>-333.75</text:p>
          </table:table-cell>
          <table:table-cell office:value-type="float" office:value="93.75">
            <text:p>93.75</text:p>
          </table:table-cell>
          <table:table-cell office:value-type="float" office:value="-917">
            <text:p>-917</text:p>
          </table:table-cell>
          <table:table-cell office:value-type="float" office:value="-0.0512672811059908">
            <text:p>-0.0512672811</text:p>
          </table:table-cell>
          <table:table-cell office:value-type="float" office:value="0.00960061443932412">
            <text:p>0.0096006144</text:p>
          </table:table-cell>
          <table:table-cell office:value-type="float" office:value="-0.0596267637687756">
            <text:p>-0.0596267638</text:p>
          </table:table-cell>
          <table:table-cell office:value-type="float" office:value="0.825716050988554">
            <text:p>0.825716051</text:p>
          </table:table-cell>
          <table:table-cell office:value-type="float" office:value="1.03378280726096">
            <text:p>1.0337828073</text:p>
          </table:table-cell>
          <table:table-cell office:value-type="float" office:value="0.798274814686059">
            <text:p>0.7982748147</text:p>
          </table:table-cell>
          <table:table-cell office:value-type="float" office:value="-13.1706507342247">
            <text:p>-13.1706507342</text:p>
          </table:table-cell>
          <table:table-cell office:value-type="float" office:value="0">
            <text:p>0</text:p>
          </table:table-cell>
          <table:table-cell office:value-type="float" office:value="-11.2746415744214">
            <text:p>-11.274641574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5860">
            <text:p>5860</text:p>
          </table:table-cell>
          <table:table-cell office:value-type="float" office:value="9051">
            <text:p>9051</text:p>
          </table:table-cell>
          <table:table-cell office:value-type="float" office:value="12943">
            <text:p>12943</text:p>
          </table:table-cell>
          <table:table-cell office:value-type="float" office:value="-112.25">
            <text:p>-112.25</text:p>
          </table:table-cell>
          <table:table-cell office:value-type="float" office:value="-15.75">
            <text:p>-15.75</text:p>
          </table:table-cell>
          <table:table-cell office:value-type="float" office:value="-734.375">
            <text:p>-734.375</text:p>
          </table:table-cell>
          <table:table-cell office:value-type="float" office:value="-0.0191552901023891">
            <text:p>-0.0191552901</text:p>
          </table:table-cell>
          <table:table-cell office:value-type="float" office:value="-0.00174013921113689">
            <text:p>-0.0017401392</text:p>
          </table:table-cell>
          <table:table-cell office:value-type="float" office:value="-0.0567391640268871">
            <text:p>-0.056739164</text:p>
          </table:table-cell>
          <table:table-cell office:value-type="float" office:value="0.933675657913895">
            <text:p>0.9336756579</text:p>
          </table:table-cell>
          <table:table-cell office:value-type="float" office:value="0.99391544780659">
            <text:p>0.9939154478</text:p>
          </table:table-cell>
          <table:table-cell office:value-type="float" office:value="0.807722818065456">
            <text:p>0.8077228181</text:p>
          </table:table-cell>
          <table:table-cell table:number-columns-repeated="2" office:value-type="float" office:value="0">
            <text:p>0</text:p>
          </table:table-cell>
          <table:table-cell office:value-type="float" office:value="-11.8664324248641">
            <text:p>-11.866432424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5500">
            <text:p>5500</text:p>
          </table:table-cell>
          <table:table-cell office:value-type="float" office:value="8871">
            <text:p>8871</text:p>
          </table:table-cell>
          <table:table-cell office:value-type="float" office:value="12464">
            <text:p>12464</text:p>
          </table:table-cell>
          <table:table-cell office:value-type="float" office:value="-64.625">
            <text:p>-64.625</text:p>
          </table:table-cell>
          <table:table-cell office:value-type="float" office:value="-345.75">
            <text:p>-345.75</text:p>
          </table:table-cell>
          <table:table-cell office:value-type="float" office:value="-166.125">
            <text:p>-166.125</text:p>
          </table:table-cell>
          <table:table-cell office:value-type="float" office:value="-0.01175">
            <text:p>-0.01175</text:p>
          </table:table-cell>
          <table:table-cell office:value-type="float" office:value="-0.0389753128170443">
            <text:p>-0.0389753128</text:p>
          </table:table-cell>
          <table:table-cell office:value-type="float" office:value="-0.0133283857509628">
            <text:p>-0.0133283858</text:p>
          </table:table-cell>
          <table:table-cell office:value-type="float" office:value="0.9591456025">
            <text:p>0.9591456025</text:p>
          </table:table-cell>
          <table:table-cell office:value-type="float" office:value="0.86656379215835">
            <text:p>0.8665637922</text:p>
          </table:table-cell>
          <table:table-cell office:value-type="float" office:value="0.953698835770414">
            <text:p>0.9536988358</text:p>
          </table:table-cell>
          <table:table-cell office:value-type="float" office:value="0">
            <text:p>0</text:p>
          </table:table-cell>
          <table:table-cell office:value-type="float" office:value="-17.4353922720009">
            <text:p>-17.435392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6200">
            <text:p>6200</text:p>
          </table:table-cell>
          <table:table-cell office:value-type="float" office:value="8547">
            <text:p>8547</text:p>
          </table:table-cell>
          <table:table-cell office:value-type="float" office:value="13161">
            <text:p>13161</text:p>
          </table:table-cell>
          <table:table-cell office:value-type="float" office:value="52.5">
            <text:p>52.5</text:p>
          </table:table-cell>
          <table:table-cell office:value-type="float" office:value="81.375">
            <text:p>81.375</text:p>
          </table:table-cell>
          <table:table-cell office:value-type="float" office:value="276.75">
            <text:p>276.75</text:p>
          </table:table-cell>
          <table:table-cell office:value-type="float" office:value="0.00846774193548387">
            <text:p>0.0084677419</text:p>
          </table:table-cell>
          <table:table-cell office:value-type="float" office:value="0.00952088452088452">
            <text:p>0.0095208845</text:p>
          </table:table-cell>
          <table:table-cell office:value-type="float" office:value="0.0210280373831776">
            <text:p>0.0210280374</text:p>
          </table:table-cell>
          <table:table-cell office:value-type="float" office:value="1.02977763397503">
            <text:p>1.029777634</text:p>
          </table:table-cell>
          <table:table-cell office:value-type="float" office:value="1.03350076441753">
            <text:p>1.0335007644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6400">
            <text:p>6400</text:p>
          </table:table-cell>
          <table:table-cell office:value-type="float" office:value="9051">
            <text:p>9051</text:p>
          </table:table-cell>
          <table:table-cell office:value-type="float" office:value="13792">
            <text:p>13792</text:p>
          </table:table-cell>
          <table:table-cell office:value-type="float" office:value="30">
            <text:p>30</text:p>
          </table:table-cell>
          <table:table-cell office:value-type="float" office:value="-15.75">
            <text:p>-15.75</text:p>
          </table:table-cell>
          <table:table-cell office:value-type="float" office:value="-24">
            <text:p>-24</text:p>
          </table:table-cell>
          <table:table-cell office:value-type="float" office:value="0.0046875">
            <text:p>0.0046875</text:p>
          </table:table-cell>
          <table:table-cell table:number-columns-repeated="2" office:value-type="float" office:value="-0.00174013921113689">
            <text:p>-0.0017401392</text:p>
          </table:table-cell>
          <table:table-cell office:value-type="float" office:value="1.01644931640625">
            <text:p>1.0164493164</text:p>
          </table:table-cell>
          <table:table-cell table:number-columns-repeated="2" office:value-type="float" office:value="0.99391544780659">
            <text:p>0.9939154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5860">
            <text:p>5860</text:p>
          </table:table-cell>
          <table:table-cell office:value-type="float" office:value="8666">
            <text:p>8666</text:p>
          </table:table-cell>
          <table:table-cell office:value-type="float" office:value="13568">
            <text:p>13568</text:p>
          </table:table-cell>
          <table:table-cell office:value-type="float" office:value="-112.25">
            <text:p>-112.25</text:p>
          </table:table-cell>
          <table:table-cell office:value-type="float" office:value="-156">
            <text:p>-156</text:p>
          </table:table-cell>
          <table:table-cell office:value-type="float" office:value="40">
            <text:p>40</text:p>
          </table:table-cell>
          <table:table-cell office:value-type="float" office:value="-0.0191552901023891">
            <text:p>-0.0191552901</text:p>
          </table:table-cell>
          <table:table-cell office:value-type="float" office:value="-0.0180013847219017">
            <text:p>-0.0180013847</text:p>
          </table:table-cell>
          <table:table-cell office:value-type="float" office:value="0.00294811320754717">
            <text:p>0.0029481132</text:p>
          </table:table-cell>
          <table:table-cell office:value-type="float" office:value="0.933675657913895">
            <text:p>0.9336756579</text:p>
          </table:table-cell>
          <table:table-cell office:value-type="float" office:value="0.93763029118308">
            <text:p>0.9376302912</text:p>
          </table:table-cell>
          <table:table-cell office:value-type="float" office:value="1.01033543131452">
            <text:p>1.01033543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5500">
            <text:p>5500</text:p>
          </table:table-cell>
          <table:table-cell office:value-type="float" office:value="8749">
            <text:p>8749</text:p>
          </table:table-cell>
          <table:table-cell office:value-type="float" office:value="14176">
            <text:p>14176</text:p>
          </table:table-cell>
          <table:table-cell office:value-type="float" office:value="-64.625">
            <text:p>-64.625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-0.01175">
            <text:p>-0.01175</text:p>
          </table:table-cell>
          <table:table-cell office:value-type="float" office:value="0.0267459138187221">
            <text:p>0.0267459138</text:p>
          </table:table-cell>
          <table:table-cell office:value-type="float" office:value="0.0172121896162528">
            <text:p>0.0172121896</text:p>
          </table:table-cell>
          <table:table-cell office:value-type="float" office:value="0.9591456025">
            <text:p>0.9591456025</text:p>
          </table:table-cell>
          <table:table-cell office:value-type="float" office:value="1.09501277242128">
            <text:p>1.0950127724</text:p>
          </table:table-cell>
          <table:table-cell office:value-type="float" office:value="1.0608233322208">
            <text:p>1.0608233322</text:p>
          </table:table-cell>
          <table:table-cell office:value-type="float" office:value="0">
            <text:p>0</text:p>
          </table:table-cell>
          <table:table-cell office:value-type="float" office:value="26.2610519198193">
            <text:p>26.2610519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6200">
            <text:p>6200</text:p>
          </table:table-cell>
          <table:table-cell office:value-type="float" office:value="9114">
            <text:p>9114</text:p>
          </table:table-cell>
          <table:table-cell office:value-type="float" office:value="14564">
            <text:p>14564</text:p>
          </table:table-cell>
          <table:table-cell office:value-type="float" office:value="52.5">
            <text:p>52.5</text:p>
          </table:table-cell>
          <table:table-cell office:value-type="float" office:value="87.5">
            <text:p>87.5</text:p>
          </table:table-cell>
          <table:table-cell office:value-type="float" office:value="176">
            <text:p>176</text:p>
          </table:table-cell>
          <table:table-cell office:value-type="float" office:value="0.00846774193548387">
            <text:p>0.0084677419</text:p>
          </table:table-cell>
          <table:table-cell office:value-type="float" office:value="0.00960061443932412">
            <text:p>0.0096006144</text:p>
          </table:table-cell>
          <table:table-cell office:value-type="float" office:value="0.0120845921450151">
            <text:p>0.0120845921</text:p>
          </table:table-cell>
          <table:table-cell office:value-type="float" office:value="1.02977763397503">
            <text:p>1.029777634</text:p>
          </table:table-cell>
          <table:table-cell office:value-type="float" office:value="1.03378280726096">
            <text:p>1.0337828073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6400">
            <text:p>6400</text:p>
          </table:table-cell>
          <table:table-cell office:value-type="float" office:value="8931">
            <text:p>8931</text:p>
          </table:table-cell>
          <table:table-cell office:value-type="float" office:value="14063">
            <text:p>14063</text:p>
          </table:table-cell>
          <table:table-cell office:value-type="float" office:value="30">
            <text:p>30</text:p>
          </table:table-cell>
          <table:table-cell office:value-type="float" office:value="138.125">
            <text:p>138.125</text:p>
          </table:table-cell>
          <table:table-cell office:value-type="float" office:value="246">
            <text:p>246</text:p>
          </table:table-cell>
          <table:table-cell office:value-type="float" office:value="0.0046875">
            <text:p>0.0046875</text:p>
          </table:table-cell>
          <table:table-cell office:value-type="float" office:value="0.0154657933042213">
            <text:p>0.0154657933</text:p>
          </table:table-cell>
          <table:table-cell office:value-type="float" office:value="0.0174927113702624">
            <text:p>0.0174927114</text:p>
          </table:table-cell>
          <table:table-cell office:value-type="float" office:value="1.01644931640625">
            <text:p>1.0164493164</text:p>
          </table:table-cell>
          <table:table-cell office:value-type="float" office:value="1.05459909045933">
            <text:p>1.0545990905</text:p>
          </table:table-cell>
          <table:table-cell office:value-type="float" office:value="1.06182423990004">
            <text:p>1.0618242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6325">
            <text:p>6325</text:p>
          </table:table-cell>
          <table:table-cell office:value-type="float" office:value="8983">
            <text:p>8983</text:p>
          </table:table-cell>
          <table:table-cell office:value-type="float" office:value="14063">
            <text:p>14063</text:p>
          </table:table-cell>
          <table:table-cell office:value-type="float" office:value="94.875">
            <text:p>94.875</text:p>
          </table:table-cell>
          <table:table-cell office:value-type="float" office:value="125.125">
            <text:p>125.125</text:p>
          </table:table-cell>
          <table:table-cell office:value-type="float" office:value="189.625">
            <text:p>189.625</text:p>
          </table:table-cell>
          <table:table-cell office:value-type="float" office:value="0.015">
            <text:p>0.015</text:p>
          </table:table-cell>
          <table:table-cell office:value-type="float" office:value="0.0139290882778582">
            <text:p>0.0139290883</text:p>
          </table:table-cell>
          <table:table-cell office:value-type="float" office:value="0.0134839650145773">
            <text:p>0.013483965</text:p>
          </table:table-cell>
          <table:table-cell office:value-type="float" office:value="1.052941">
            <text:p>1.052941</text:p>
          </table:table-cell>
          <table:table-cell office:value-type="float" office:value="1.049132087193">
            <text:p>1.0491320872</text:p>
          </table:table-cell>
          <table:table-cell office:value-type="float" office:value="1.04755023948355">
            <text:p>1.0475502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730">
            <text:p>6730</text:p>
          </table:table-cell>
          <table:table-cell office:value-type="float" office:value="9750">
            <text:p>9750</text:p>
          </table:table-cell>
          <table:table-cell office:value-type="float" office:value="15990">
            <text:p>1599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0.0267459138187221">
            <text:p>0.0267459138</text:p>
          </table:table-cell>
          <table:table-cell table:number-columns-repeated="2" office:value-type="float" office:value="0.0102564102564103">
            <text:p>0.0102564103</text:p>
          </table:table-cell>
          <table:table-cell office:value-type="float" office:value="1.09501277242128">
            <text:p>1.0950127724</text:p>
          </table:table-cell>
          <table:table-cell table:number-columns-repeated="2" office:value-type="float" office:value="1.03610361604208">
            <text:p>1.036103616</text:p>
          </table:table-cell>
          <table:table-cell office:value-type="float" office:value="26.2610519198193">
            <text:p>26.26105191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820">
            <text:p>6820</text:p>
          </table:table-cell>
          <table:table-cell office:value-type="float" office:value="9933">
            <text:p>9933</text:p>
          </table:table-cell>
          <table:table-cell office:value-type="float" office:value="16810">
            <text:p>16810</text:p>
          </table:table-cell>
          <table:table-cell office:value-type="float" office:value="166.25">
            <text:p>166.25</text:p>
          </table:table-cell>
          <table:table-cell office:value-type="float" office:value="296.625">
            <text:p>296.625</text:p>
          </table:table-cell>
          <table:table-cell office:value-type="float" office:value="23.5">
            <text:p>23.5</text:p>
          </table:table-cell>
          <table:table-cell office:value-type="float" office:value="0.0243768328445748">
            <text:p>0.0243768328</text:p>
          </table:table-cell>
          <table:table-cell office:value-type="float" office:value="0.0298625792811839">
            <text:p>0.0298625793</text:p>
          </table:table-cell>
          <table:table-cell office:value-type="float" office:value="0.00139797739440809">
            <text:p>0.0013979774</text:p>
          </table:table-cell>
          <table:table-cell office:value-type="float" office:value="1.0864836057159">
            <text:p>1.0864836057</text:p>
          </table:table-cell>
          <table:table-cell office:value-type="float" office:value="1.10626690382114">
            <text:p>1.1062669038</text:p>
          </table:table-cell>
          <table:table-cell office:value-type="float" office:value="1.00489675138839">
            <text:p>1.0048967514</text:p>
          </table:table-cell>
          <table:table-cell office:value-type="float" office:value="28.7798517325492">
            <text:p>28.7798517325</text:p>
          </table:table-cell>
          <table:table-cell office:value-type="float" office:value="23.5561034184774">
            <text:p>23.5561034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6860">
            <text:p>6860</text:p>
          </table:table-cell>
          <table:table-cell office:value-type="float" office:value="9568">
            <text:p>9568</text:p>
          </table:table-cell>
          <table:table-cell office:value-type="float" office:value="15088">
            <text:p>15088</text:p>
          </table:table-cell>
          <table:table-cell office:value-type="float" office:value="120">
            <text:p>120</text:p>
          </table:table-cell>
          <table:table-cell office:value-type="float" office:value="-225.5">
            <text:p>-225.5</text:p>
          </table:table-cell>
          <table:table-cell office:value-type="float" office:value="-355.625">
            <text:p>-355.625</text:p>
          </table:table-cell>
          <table:table-cell office:value-type="float" office:value="0.0174927113702624">
            <text:p>0.0174927114</text:p>
          </table:table-cell>
          <table:table-cell office:value-type="float" office:value="-0.023568143812709">
            <text:p>-0.0235681438</text:p>
          </table:table-cell>
          <table:table-cell office:value-type="float" office:value="-0.0235700556733828">
            <text:p>-0.0235700557</text:p>
          </table:table-cell>
          <table:table-cell office:value-type="float" office:value="1.06182423990004">
            <text:p>1.0618242399</text:p>
          </table:table-cell>
          <table:table-cell office:value-type="float" office:value="0.91860019316496">
            <text:p>0.9186001932</text:p>
          </table:table-cell>
          <table:table-cell office:value-type="float" office:value="0.918593678291075">
            <text:p>0.9185936783</text:p>
          </table:table-cell>
          <table:table-cell office:value-type="float" office:value="0">
            <text:p>0</text:p>
          </table:table-cell>
          <table:table-cell office:value-type="float" office:value="-29.0623912295522">
            <text:p>-29.0623912296</text:p>
          </table:table-cell>
          <table:table-cell office:value-type="float" office:value="-29.0600055269643">
            <text:p>-29.06000552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6860">
            <text:p>6860</text:p>
          </table:table-cell>
          <table:table-cell office:value-type="float" office:value="9674">
            <text:p>9674</text:p>
          </table:table-cell>
          <table:table-cell office:value-type="float" office:value="14880">
            <text:p>14880</text:p>
          </table:table-cell>
          <table:table-cell office:value-type="float" office:value="92.5">
            <text:p>92.5</text:p>
          </table:table-cell>
          <table:table-cell office:value-type="float" office:value="134.75">
            <text:p>134.75</text:p>
          </table:table-cell>
          <table:table-cell office:value-type="float" office:value="504">
            <text:p>504</text:p>
          </table:table-cell>
          <table:table-cell office:value-type="float" office:value="0.0134839650145773">
            <text:p>0.013483965</text:p>
          </table:table-cell>
          <table:table-cell office:value-type="float" office:value="0.0139290882778582">
            <text:p>0.0139290883</text:p>
          </table:table-cell>
          <table:table-cell office:value-type="float" office:value="0.0338709677419355">
            <text:p>0.0338709677</text:p>
          </table:table-cell>
          <table:table-cell office:value-type="float" office:value="1.04755023948355">
            <text:p>1.0475502395</text:p>
          </table:table-cell>
          <table:table-cell office:value-type="float" office:value="1.049132087193">
            <text:p>1.0491320872</text:p>
          </table:table-cell>
          <table:table-cell office:value-type="float" office:value="1.12079698231009">
            <text:p>1.1207969823</text:p>
          </table:table-cell>
          <table:table-cell table:number-columns-repeated="2" office:value-type="float" office:value="0">
            <text:p>0</text:p>
          </table:table-cell>
          <table:table-cell office:value-type="float" office:value="20.8089948968484">
            <text:p>20.808994896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7380">
            <text:p>7380</text:p>
          </table:table-cell>
          <table:table-cell office:value-type="float" office:value="9933">
            <text:p>9933</text:p>
          </table:table-cell>
          <table:table-cell office:value-type="float" office:value="15990">
            <text:p>15990</text:p>
          </table:table-cell>
          <table:table-cell office:value-type="float" office:value="-76.125">
            <text:p>-76.125</text:p>
          </table:table-cell>
          <table:table-cell office:value-type="float" office:value="296.625">
            <text:p>296.625</text:p>
          </table:table-cell>
          <table:table-cell office:value-type="float" office:value="164">
            <text:p>164</text:p>
          </table:table-cell>
          <table:table-cell office:value-type="float" office:value="-0.0103150406504065">
            <text:p>-0.0103150407</text:p>
          </table:table-cell>
          <table:table-cell office:value-type="float" office:value="0.0298625792811839">
            <text:p>0.0298625793</text:p>
          </table:table-cell>
          <table:table-cell office:value-type="float" office:value="0.0102564102564103">
            <text:p>0.0102564103</text:p>
          </table:table-cell>
          <table:table-cell office:value-type="float" office:value="0.964105901848272">
            <text:p>0.9641059018</text:p>
          </table:table-cell>
          <table:table-cell office:value-type="float" office:value="1.10626690382114">
            <text:p>1.1062669038</text:p>
          </table:table-cell>
          <table:table-cell office:value-type="float" office:value="1.03610361604208">
            <text:p>1.036103616</text:p>
          </table:table-cell>
          <table:table-cell office:value-type="float" office:value="0">
            <text:p>0</text:p>
          </table:table-cell>
          <table:table-cell office:value-type="float" office:value="23.5561034184774">
            <text:p>23.5561034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6932">
            <text:p>6932</text:p>
          </table:table-cell>
          <table:table-cell office:value-type="float" office:value="10250">
            <text:p>10250</text:p>
          </table:table-cell>
          <table:table-cell office:value-type="float" office:value="16810">
            <text:p>16810</text:p>
          </table:table-cell>
          <table:table-cell office:value-type="float" office:value="-186.375">
            <text:p>-186.375</text:p>
          </table:table-cell>
          <table:table-cell office:value-type="float" office:value="-64.5">
            <text:p>-64.5</text:p>
          </table:table-cell>
          <table:table-cell office:value-type="float" office:value="-105.75">
            <text:p>-105.75</text:p>
          </table:table-cell>
          <table:table-cell office:value-type="float" office:value="-0.026886180034622">
            <text:p>-0.02688618</text:p>
          </table:table-cell>
          <table:table-cell office:value-type="float" office:value="-0.00629268292682927">
            <text:p>-0.0062926829</text:p>
          </table:table-cell>
          <table:table-cell office:value-type="float" office:value="-0.00629089827483641">
            <text:p>-0.0062908983</text:p>
          </table:table-cell>
          <table:table-cell office:value-type="float" office:value="0.907315188565457">
            <text:p>0.9073151886</text:p>
          </table:table-cell>
          <table:table-cell office:value-type="float" office:value="0.978053221558596">
            <text:p>0.9780532216</text:p>
          </table:table-cell>
          <table:table-cell office:value-type="float" office:value="0.978059423824237">
            <text:p>0.9780594238</text:p>
          </table:table-cell>
          <table:table-cell office:value-type="float" office:value="-25.4326503157616">
            <text:p>-25.4326503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472">
            <text:p>5472</text:p>
          </table:table-cell>
          <table:table-cell office:value-type="float" office:value="9200">
            <text:p>9200</text:p>
          </table:table-cell>
          <table:table-cell office:value-type="float" office:value="15264">
            <text:p>15264</text:p>
          </table:table-cell>
          <table:table-cell office:value-type="float" office:value="51.875">
            <text:p>51.875</text:p>
          </table:table-cell>
          <table:table-cell office:value-type="float" office:value="92">
            <text:p>92</text:p>
          </table:table-cell>
          <table:table-cell office:value-type="float" office:value="208">
            <text:p>208</text:p>
          </table:table-cell>
          <table:table-cell office:value-type="float" office:value="0.00948008040935673">
            <text:p>0.0094800804</text:p>
          </table:table-cell>
          <table:table-cell office:value-type="float" office:value="0.01">
            <text:p>0.01</text:p>
          </table:table-cell>
          <table:table-cell office:value-type="float" office:value="0.0136268343815514">
            <text:p>0.0136268344</text:p>
          </table:table-cell>
          <table:table-cell office:value-type="float" office:value="1.0333564304049">
            <text:p>1.0333564304</text:p>
          </table:table-cell>
          <table:table-cell office:value-type="float" office:value="1.035196">
            <text:p>1.035196</text:p>
          </table:table-cell>
          <table:table-cell office:value-type="float" office:value="1.04805787394134">
            <text:p>1.0480578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10">
            <text:p>310</text:p>
          </table:table-cell>
          <table:table-cell office:value-type="float" office:value="6396">
            <text:p>6396</text:p>
          </table:table-cell>
          <table:table-cell office:value-type="float" office:value="10052">
            <text:p>10052</text:p>
          </table:table-cell>
          <table:table-cell office:value-type="float" office:value="17160">
            <text:p>17160</text:p>
          </table:table-cell>
          <table:table-cell office:value-type="float" office:value="289.125">
            <text:p>289.125</text:p>
          </table:table-cell>
          <table:table-cell office:value-type="float" office:value="391">
            <text:p>391</text:p>
          </table:table-cell>
          <table:table-cell office:value-type="float" office:value="176">
            <text:p>176</text:p>
          </table:table-cell>
          <table:table-cell office:value-type="float" office:value="0.0452040337711069">
            <text:p>0.0452040338</text:p>
          </table:table-cell>
          <table:table-cell office:value-type="float" office:value="0.0388977317946677">
            <text:p>0.0388977318</text:p>
          </table:table-cell>
          <table:table-cell office:value-type="float" office:value="0.0102564102564103">
            <text:p>0.0102564103</text:p>
          </table:table-cell>
          <table:table-cell office:value-type="float" office:value="1.16221919135047">
            <text:p>1.1622191914</text:p>
          </table:table-cell>
          <table:table-cell office:value-type="float" office:value="1.13910760701733">
            <text:p>1.139107607</text:p>
          </table:table-cell>
          <table:table-cell office:value-type="float" office:value="1.03610361604208">
            <text:p>1.036103616</text:p>
          </table:table-cell>
          <table:table-cell office:value-type="float" office:value="15.6777660705136">
            <text:p>15.6777660705</text:p>
          </table:table-cell>
          <table:table-cell office:value-type="float" office:value="18.1641020513778">
            <text:p>18.1641020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7191">
            <text:p>7191</text:p>
          </table:table-cell>
          <table:table-cell office:value-type="float" office:value="10780">
            <text:p>10780</text:p>
          </table:table-cell>
          <table:table-cell office:value-type="float" office:value="18040">
            <text:p>18040</text:p>
          </table:table-cell>
          <table:table-cell office:value-type="float" office:value="316.625">
            <text:p>316.625</text:p>
          </table:table-cell>
          <table:table-cell office:value-type="float" office:value="-73.125">
            <text:p>-73.125</text:p>
          </table:table-cell>
          <table:table-cell office:value-type="float" office:value="-141">
            <text:p>-141</text:p>
          </table:table-cell>
          <table:table-cell office:value-type="float" office:value="0.0440307328605201">
            <text:p>0.0440307329</text:p>
          </table:table-cell>
          <table:table-cell office:value-type="float" office:value="-0.00678339517625232">
            <text:p>-0.0067833952</text:p>
          </table:table-cell>
          <table:table-cell office:value-type="float" office:value="-0.0078159645232816">
            <text:p>-0.0078159645</text:p>
          </table:table-cell>
          <table:table-cell office:value-type="float" office:value="1.15790742766684">
            <text:p>1.1579074277</text:p>
          </table:table-cell>
          <table:table-cell office:value-type="float" office:value="0.976348305205347">
            <text:p>0.9763483052</text:p>
          </table:table-cell>
          <table:table-cell office:value-type="float" office:value="0.972763859199316">
            <text:p>0.9727638592</text:p>
          </table:table-cell>
          <table:table-cell office:value-type="float" office:value="16.0864341426549">
            <text:p>16.08643414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427">
            <text:p>6427</text:p>
          </table:table-cell>
          <table:table-cell office:value-type="float" office:value="9568">
            <text:p>9568</text:p>
          </table:table-cell>
          <table:table-cell office:value-type="float" office:value="16256">
            <text:p>16256</text:p>
          </table:table-cell>
          <table:table-cell office:value-type="float" office:value="150">
            <text:p>150</text:p>
          </table:table-cell>
          <table:table-cell office:value-type="float" office:value="-97">
            <text:p>-97</text:p>
          </table:table-cell>
          <table:table-cell office:value-type="float" office:value="-158.125">
            <text:p>-158.125</text:p>
          </table:table-cell>
          <table:table-cell office:value-type="float" office:value="0.0233390384316166">
            <text:p>0.0233390384</text:p>
          </table:table-cell>
          <table:table-cell office:value-type="float" office:value="-0.0101379598662207">
            <text:p>-0.0101379599</text:p>
          </table:table-cell>
          <table:table-cell office:value-type="float" office:value="-0.00972717765748032">
            <text:p>-0.0097271777</text:p>
          </table:table-cell>
          <table:table-cell office:value-type="float" office:value="1.08275426751189">
            <text:p>1.0827542675</text:p>
          </table:table-cell>
          <table:table-cell office:value-type="float" office:value="0.964718585799516">
            <text:p>0.9647185858</text:p>
          </table:table-cell>
          <table:table-cell office:value-type="float" office:value="0.966140329449772">
            <text:p>0.9661403294</text:p>
          </table:table-cell>
          <table:table-cell office:value-type="float" office:value="30.0442871740605">
            <text:p>30.04428717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7448">
            <text:p>7448</text:p>
          </table:table-cell>
          <table:table-cell office:value-type="float" office:value="10521">
            <text:p>10521</text:p>
          </table:table-cell>
          <table:table-cell office:value-type="float" office:value="16032">
            <text:p>16032</text:p>
          </table:table-cell>
          <table:table-cell office:value-type="float" office:value="572.375">
            <text:p>572.375</text:p>
          </table:table-cell>
          <table:table-cell office:value-type="float" office:value="199.625">
            <text:p>199.625</text:p>
          </table:table-cell>
          <table:table-cell office:value-type="float" office:value="304.25">
            <text:p>304.25</text:p>
          </table:table-cell>
          <table:table-cell office:value-type="float" office:value="0.0768494897959184">
            <text:p>0.0768494898</text:p>
          </table:table-cell>
          <table:table-cell office:value-type="float" office:value="0.0189739568482083">
            <text:p>0.0189739568</text:p>
          </table:table-cell>
          <table:table-cell office:value-type="float" office:value="0.0189776696606786">
            <text:p>0.0189776697</text:p>
          </table:table-cell>
          <table:table-cell office:value-type="float" office:value="1.28054866868622">
            <text:p>1.2805486687</text:p>
          </table:table-cell>
          <table:table-cell office:value-type="float" office:value="1.06711447060415">
            <text:p>1.0671144706</text:p>
          </table:table-cell>
          <table:table-cell office:value-type="float" office:value="1.06712774162604">
            <text:p>1.0671277416</text:p>
          </table:table-cell>
          <table:table-cell office:value-type="float" office:value="9.3618390191392">
            <text:p>9.3618390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42">
            <text:p>342</text:p>
          </table:table-cell>
          <table:table-cell office:value-type="float" office:value="8487">
            <text:p>8487</text:p>
          </table:table-cell>
          <table:table-cell office:value-type="float" office:value="12177">
            <text:p>12177</text:p>
          </table:table-cell>
          <table:table-cell office:value-type="float" office:value="19462">
            <text:p>19462</text:p>
          </table:table-cell>
          <table:table-cell office:value-type="float" office:value="25.4285714285714">
            <text:p>25.4285714286</text:p>
          </table:table-cell>
          <table:table-cell office:value-type="float" office:value="-422.666666666667">
            <text:p>-422.6666666667</text:p>
          </table:table-cell>
          <table:table-cell office:value-type="float" office:value="1776.85714285714">
            <text:p>1776.8571428571</text:p>
          </table:table-cell>
          <table:table-cell office:value-type="float" office:value="0.00299617903011328">
            <text:p>0.002996179</text:p>
          </table:table-cell>
          <table:table-cell office:value-type="float" office:value="-0.0347102460923599">
            <text:p>-0.0347102461</text:p>
          </table:table-cell>
          <table:table-cell office:value-type="float" office:value="0.091298794720848">
            <text:p>0.0912987947</text:p>
          </table:table-cell>
          <table:table-cell office:value-type="float" office:value="1.01050422169941">
            <text:p>1.0105042217</text:p>
          </table:table-cell>
          <table:table-cell office:value-type="float" office:value="0.880875548996973">
            <text:p>0.880875549</text:p>
          </table:table-cell>
          <table:table-cell office:value-type="float" office:value="1.33588330256123">
            <text:p>1.3358833026</text:p>
          </table:table-cell>
          <table:table-cell office:value-type="float" office:value="0">
            <text:p>0</text:p>
          </table:table-cell>
          <table:table-cell office:value-type="float" office:value="-19.6209124272075">
            <text:p>-19.6209124272</text:p>
          </table:table-cell>
          <table:table-cell office:value-type="float" office:value="7.93360135272583">
            <text:p>7.933601352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7276">
            <text:p>7276</text:p>
          </table:table-cell>
          <table:table-cell office:value-type="float" office:value="12406">
            <text:p>12406</text:p>
          </table:table-cell>
          <table:table-cell office:value-type="float" office:value="21144">
            <text:p>21144</text:p>
          </table:table-cell>
          <table:table-cell office:value-type="float" office:value="-47">
            <text:p>-47</text:p>
          </table:table-cell>
          <table:table-cell office:value-type="float" office:value="1099.5">
            <text:p>1099.5</text:p>
          </table:table-cell>
          <table:table-cell office:value-type="float" office:value="0">
            <text:p>0</text:p>
          </table:table-cell>
          <table:table-cell office:value-type="float" office:value="-0.00645959318306762">
            <text:p>-0.0064595932</text:p>
          </table:table-cell>
          <table:table-cell office:value-type="float" office:value="0.0886264710623892">
            <text:p>0.0886264711</text:p>
          </table:table-cell>
          <table:table-cell office:value-type="float" office:value="0">
            <text:p>0</text:p>
          </table:table-cell>
          <table:table-cell office:value-type="float" office:value="0.977473207493681">
            <text:p>0.9774732075</text:p>
          </table:table-cell>
          <table:table-cell office:value-type="float" office:value="1.32558776540939">
            <text:p>1.3255877654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8.16266412072826">
            <text:p>8.1626641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43">
            <text:p>343</text:p>
          </table:table-cell>
          <table:table-cell office:value-type="float" office:value="7203">
            <text:p>7203</text:p>
          </table:table-cell>
          <table:table-cell office:value-type="float" office:value="12334">
            <text:p>12334</text:p>
          </table:table-cell>
          <table:table-cell office:value-type="float" office:value="22971">
            <text:p>22971</text:p>
          </table:table-cell>
          <table:table-cell office:value-type="float" office:value="136.8">
            <text:p>13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9920866305706">
            <text:p>0.0189920866</text:p>
          </table:table-cell>
          <table:table-cell table:number-columns-repeated="2" office:value-type="float" office:value="0">
            <text:p>0</text:p>
          </table:table-cell>
          <table:table-cell office:value-type="float" office:value="1.06717927394198">
            <text:p>1.0671792739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6875">
            <text:p>6875</text:p>
          </table:table-cell>
          <table:table-cell office:value-type="float" office:value="14497">
            <text:p>14497</text:p>
          </table:table-cell>
          <table:table-cell office:value-type="float" office:value="25549">
            <text:p>25549</text:p>
          </table:table-cell>
          <table:table-cell office:value-type="float" office:value="0">
            <text:p>0</text:p>
          </table:table-cell>
          <table:table-cell office:value-type="float" office:value="1363.25">
            <text:p>1363.25</text:p>
          </table:table-cell>
          <table:table-cell office:value-type="float" office:value="2402.5">
            <text:p>2402.5</text:p>
          </table:table-cell>
          <table:table-cell office:value-type="float" office:value="0">
            <text:p>0</text:p>
          </table:table-cell>
          <table:table-cell office:value-type="float" office:value="0.0940366972477064">
            <text:p>0.0940366972</text:p>
          </table:table-cell>
          <table:table-cell office:value-type="float" office:value="0.0940349915847978">
            <text:p>0.0940349916</text:p>
          </table:table-cell>
          <table:table-cell office:value-type="float" office:value="0.84">
            <text:p>0.84</text:p>
          </table:table-cell>
          <table:table-cell office:value-type="float" office:value="1.34646052520832">
            <text:p>1.3464605252</text:p>
          </table:table-cell>
          <table:table-cell office:value-type="float" office:value="1.3464539266458">
            <text:p>1.3464539266</text:p>
          </table:table-cell>
          <table:table-cell office:value-type="float" office:value="0">
            <text:p>0</text:p>
          </table:table-cell>
          <table:table-cell office:value-type="float" office:value="7.71241150315939">
            <text:p>7.7124115032</text:p>
          </table:table-cell>
          <table:table-cell office:value-type="float" office:value="7.71254529330129">
            <text:p>7.712545293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5">
            <text:p>5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6563">
            <text:p>6563</text:p>
          </table:table-cell>
          <table:table-cell office:value-type="float" office:value="15547">
            <text:p>15547</text:p>
          </table:table-cell>
          <table:table-cell office:value-type="float" office:value="28235">
            <text:p>28235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36">
            <text:p>1.36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6264">
            <text:p>6264</text:p>
          </table:table-cell>
          <table:table-cell office:value-type="float" office:value="16127">
            <text:p>16127</text:p>
          </table:table-cell>
          <table:table-cell office:value-type="float" office:value="31204">
            <text:p>31204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19">
            <text:p>1.19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75">
            <text:p>75</text:p>
          </table:table-cell>
          <table:table-cell office:value-type="float" office:value="4414.25">
            <text:p>4414.25</text:p>
          </table:table-cell>
          <table:table-cell office:value-type="float" office:value="17954.25">
            <text:p>17954.25</text:p>
          </table:table-cell>
          <table:table-cell office:value-type="float" office:value="14.675">
            <text:p>14.675</text:p>
          </table:table-cell>
          <table:table-cell table:number-columns-repeated="3"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501">
            <text:p>501</text:p>
          </table:table-cell>
          <table:table-cell office:value-type="float" office:value="359">
            <text:p>359</text:p>
          </table:table-cell>
          <table:table-cell office:value-type="float" office:value="5979">
            <text:p>5979</text:p>
          </table:table-cell>
          <table:table-cell office:value-type="float" office:value="17267">
            <text:p>17267</text:p>
          </table:table-cell>
          <table:table-cell office:value-type="float" office:value="34485">
            <text:p>34485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16">
            <text:p>1.16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84.3333333333333">
            <text:p>84.3333333333</text:p>
          </table:table-cell>
          <table:table-cell office:value-type="float" office:value="4474.66666666667">
            <text:p>4474.6666666667</text:p>
          </table:table-cell>
          <table:table-cell office:value-type="float" office:value="16216.6666666667">
            <text:p>16216.6666666667</text:p>
          </table:table-cell>
          <table:table-cell office:value-type="float" office:value="15.3766666666667">
            <text:p>15.37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707">
            <text:p>5707</text:p>
          </table:table-cell>
          <table:table-cell office:value-type="float" office:value="18382">
            <text:p>18382</text:p>
          </table:table-cell>
          <table:table-cell office:value-type="float" office:value="38111">
            <text:p>38111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4">
            <text:p>1.04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1.04">
            <text:p>1.04</text:p>
          </table:table-cell>
          <table:table-cell office:value-type="float" office:value="1.37">
            <text:p>1.37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9.7">
            <text:p>29.7</text:p>
          </table:table-cell>
          <table:table-cell office:value-type="float" office:value="30.2">
            <text:p>30.2</text:p>
          </table:table-cell>
          <table:table-cell office:value-type="float" office:value="16608">
            <text:p>16608</text:p>
          </table:table-cell>
          <table:table-cell office:value-type="float" office:value="17415">
            <text:p>17415</text:p>
          </table:table-cell>
          <table:table-cell office:value-type="float" office:value="17854">
            <text:p>178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5:11.90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087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9">
                <text:p>13979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538">
                <text:p>14538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408">
                <text:p>14408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597">
                <text:p>10597</text:p>
              </table:table-cell>
              <table:table-cell office:value-type="float" office:value="13611">
                <text:p>13611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71">
                <text:p>10571</text:p>
              </table:table-cell>
              <table:table-cell office:value-type="float" office:value="13838">
                <text:p>13838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300">
                <text:p>10300</text:p>
              </table:table-cell>
              <table:table-cell office:value-type="float" office:value="13538">
                <text:p>13538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383">
                <text:p>10383</text:p>
              </table:table-cell>
              <table:table-cell office:value-type="float" office:value="13411">
                <text:p>13411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597">
                <text:p>10597</text:p>
              </table:table-cell>
              <table:table-cell office:value-type="float" office:value="13676">
                <text:p>13676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3830">
                <text:p>13830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025">
                <text:p>10025</text:p>
              </table:table-cell>
              <table:table-cell office:value-type="float" office:value="13142">
                <text:p>13142</text:p>
              </table:table-cell>
              <table:table-cell office:value-type="float" office:value="19677">
                <text:p>1967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680">
                <text:p>9680</text:p>
              </table:table-cell>
              <table:table-cell office:value-type="float" office:value="13284">
                <text:p>13284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440">
                <text:p>9440</text:p>
              </table:table-cell>
              <table:table-cell office:value-type="float" office:value="13502">
                <text:p>13502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16">
                <text:p>9216</text:p>
              </table:table-cell>
              <table:table-cell office:value-type="float" office:value="13516">
                <text:p>13516</text:p>
              </table:table-cell>
              <table:table-cell office:value-type="float" office:value="19093">
                <text:p>1909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24">
                <text:p>9624</text:p>
              </table:table-cell>
              <table:table-cell office:value-type="float" office:value="12964">
                <text:p>12964</text:p>
              </table:table-cell>
              <table:table-cell office:value-type="float" office:value="17774">
                <text:p>1777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578">
                <text:p>9578</text:p>
              </table:table-cell>
              <table:table-cell office:value-type="float" office:value="12758">
                <text:p>12758</text:p>
              </table:table-cell>
              <table:table-cell office:value-type="float" office:value="17843">
                <text:p>1784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384">
                <text:p>9384</text:p>
              </table:table-cell>
              <table:table-cell office:value-type="float" office:value="13500">
                <text:p>13500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38">
                <text:p>9238</text:p>
              </table:table-cell>
              <table:table-cell office:value-type="float" office:value="12410">
                <text:p>12410</text:p>
              </table:table-cell>
              <table:table-cell office:value-type="float" office:value="19103">
                <text:p>191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35">
                <text:p>8835</text:p>
              </table:table-cell>
              <table:table-cell office:value-type="float" office:value="12158">
                <text:p>12158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92">
                <text:p>8692</text:p>
              </table:table-cell>
              <table:table-cell office:value-type="float" office:value="12272">
                <text:p>12272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65">
                <text:p>8465</text:p>
              </table:table-cell>
              <table:table-cell office:value-type="float" office:value="12097">
                <text:p>12097</text:p>
              </table:table-cell>
              <table:table-cell office:value-type="float" office:value="18132">
                <text:p>1813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1635">
                <text:p>11635</text:p>
              </table:table-cell>
              <table:table-cell office:value-type="float" office:value="16707">
                <text:p>1670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423">
                <text:p>11423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05">
                <text:p>8205</text:p>
              </table:table-cell>
              <table:table-cell office:value-type="float" office:value="12274">
                <text:p>12274</text:p>
              </table:table-cell>
              <table:table-cell office:value-type="float" office:value="17273">
                <text:p>172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920">
                <text:p>7920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98">
                <text:p>7998</text:p>
              </table:table-cell>
              <table:table-cell office:value-type="float" office:value="10847">
                <text:p>10847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78">
                <text:p>7778</text:p>
              </table:table-cell>
              <table:table-cell office:value-type="float" office:value="10785">
                <text:p>10785</text:p>
              </table:table-cell>
              <table:table-cell office:value-type="float" office:value="15609">
                <text:p>1560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5">
                <text:p>7855</text:p>
              </table:table-cell>
              <table:table-cell office:value-type="float" office:value="10680">
                <text:p>10680</text:p>
              </table:table-cell>
              <table:table-cell office:value-type="float" office:value="16712">
                <text:p>1671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18">
                <text:p>7918</text:p>
              </table:table-cell>
              <table:table-cell office:value-type="float" office:value="10374">
                <text:p>10374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514">
                <text:p>10514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665">
                <text:p>10665</text:p>
              </table:table-cell>
              <table:table-cell office:value-type="float" office:value="17329">
                <text:p>1732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750">
                <text:p>11750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864">
                <text:p>7864</text:p>
              </table:table-cell>
              <table:table-cell office:value-type="float" office:value="10956">
                <text:p>10956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1190">
                <text:p>11190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1833">
                <text:p>11833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20">
                <text:p>11920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583">
                <text:p>11583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32">
                <text:p>8532</text:p>
              </table:table-cell>
              <table:table-cell office:value-type="float" office:value="11739">
                <text:p>11739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042">
                <text:p>9042</text:p>
              </table:table-cell>
              <table:table-cell office:value-type="float" office:value="12096">
                <text:p>12096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724">
                <text:p>11724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20">
                <text:p>8720</text:p>
              </table:table-cell>
              <table:table-cell office:value-type="float" office:value="11668">
                <text:p>11668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536">
                <text:p>8536</text:p>
              </table:table-cell>
              <table:table-cell office:value-type="float" office:value="11512">
                <text:p>11512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708">
                <text:p>11708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408">
                <text:p>1140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610">
                <text:p>8610</text:p>
              </table:table-cell>
              <table:table-cell office:value-type="float" office:value="12350">
                <text:p>12350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536">
                <text:p>8536</text:p>
              </table:table-cell>
              <table:table-cell office:value-type="float" office:value="13084">
                <text:p>13084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857">
                <text:p>8857</text:p>
              </table:table-cell>
              <table:table-cell office:value-type="float" office:value="12150">
                <text:p>12150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640">
                <text:p>8640</text:p>
              </table:table-cell>
              <table:table-cell office:value-type="float" office:value="12110">
                <text:p>12110</text:p>
              </table:table-cell>
              <table:table-cell office:value-type="float" office:value="17461">
                <text:p>174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372">
                <text:p>8372</text:p>
              </table:table-cell>
              <table:table-cell office:value-type="float" office:value="12072">
                <text:p>12072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7">
                <text:p>7557</text:p>
              </table:table-cell>
              <table:table-cell office:value-type="float" office:value="10835">
                <text:p>10835</text:p>
              </table:table-cell>
              <table:table-cell office:value-type="float" office:value="18308">
                <text:p>1830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532">
                <text:p>7532</text:p>
              </table:table-cell>
              <table:table-cell office:value-type="float" office:value="10954">
                <text:p>10954</text:p>
              </table:table-cell>
              <table:table-cell office:value-type="float" office:value="16341">
                <text:p>1634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6358">
                <text:p>6358</text:p>
              </table:table-cell>
              <table:table-cell office:value-type="float" office:value="11320">
                <text:p>11320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919">
                <text:p>6919</text:p>
              </table:table-cell>
              <table:table-cell office:value-type="float" office:value="11685">
                <text:p>11685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038">
                <text:p>7038</text:p>
              </table:table-cell>
              <table:table-cell office:value-type="float" office:value="10146">
                <text:p>10146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256">
                <text:p>6256</text:p>
              </table:table-cell>
              <table:table-cell office:value-type="float" office:value="9636">
                <text:p>9636</text:p>
              </table:table-cell>
              <table:table-cell office:value-type="float" office:value="15851">
                <text:p>1585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888">
                <text:p>5888</text:p>
              </table:table-cell>
              <table:table-cell office:value-type="float" office:value="9649">
                <text:p>9649</text:p>
              </table:table-cell>
              <table:table-cell office:value-type="float" office:value="16142">
                <text:p>161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510">
                <text:p>6510</text:p>
              </table:table-cell>
              <table:table-cell office:value-type="float" office:value="9765">
                <text:p>9765</text:p>
              </table:table-cell>
              <table:table-cell office:value-type="float" office:value="15379">
                <text:p>1537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860">
                <text:p>5860</text:p>
              </table:table-cell>
              <table:table-cell office:value-type="float" office:value="9051">
                <text:p>9051</text:p>
              </table:table-cell>
              <table:table-cell office:value-type="float" office:value="12943">
                <text:p>1294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500">
                <text:p>5500</text:p>
              </table:table-cell>
              <table:table-cell office:value-type="float" office:value="8871">
                <text:p>8871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200">
                <text:p>6200</text:p>
              </table:table-cell>
              <table:table-cell office:value-type="float" office:value="8547">
                <text:p>8547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6400">
                <text:p>6400</text:p>
              </table:table-cell>
              <table:table-cell office:value-type="float" office:value="9051">
                <text:p>9051</text:p>
              </table:table-cell>
              <table:table-cell office:value-type="float" office:value="13792">
                <text:p>1379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5860">
                <text:p>5860</text:p>
              </table:table-cell>
              <table:table-cell office:value-type="float" office:value="8666">
                <text:p>8666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5500">
                <text:p>5500</text:p>
              </table:table-cell>
              <table:table-cell office:value-type="float" office:value="8749">
                <text:p>8749</text:p>
              </table:table-cell>
              <table:table-cell office:value-type="float" office:value="14176">
                <text:p>1417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200">
                <text:p>6200</text:p>
              </table:table-cell>
              <table:table-cell office:value-type="float" office:value="9114">
                <text:p>9114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400">
                <text:p>6400</text:p>
              </table:table-cell>
              <table:table-cell office:value-type="float" office:value="8931">
                <text:p>8931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325">
                <text:p>6325</text:p>
              </table:table-cell>
              <table:table-cell office:value-type="float" office:value="8983">
                <text:p>8983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6730">
                <text:p>6730</text:p>
              </table:table-cell>
              <table:table-cell office:value-type="float" office:value="9750">
                <text:p>9750</text:p>
              </table:table-cell>
              <table:table-cell office:value-type="float" office:value="15990">
                <text:p>1599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9933">
                <text:p>9933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6860">
                <text:p>6860</text:p>
              </table:table-cell>
              <table:table-cell office:value-type="float" office:value="9568">
                <text:p>9568</text:p>
              </table:table-cell>
              <table:table-cell office:value-type="float" office:value="15088">
                <text:p>1508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6860">
                <text:p>6860</text:p>
              </table:table-cell>
              <table:table-cell office:value-type="float" office:value="9674">
                <text:p>9674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7380">
                <text:p>7380</text:p>
              </table:table-cell>
              <table:table-cell office:value-type="float" office:value="9933">
                <text:p>9933</text:p>
              </table:table-cell>
              <table:table-cell office:value-type="float" office:value="15990">
                <text:p>1599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932">
                <text:p>6932</text:p>
              </table:table-cell>
              <table:table-cell office:value-type="float" office:value="10250">
                <text:p>10250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5472">
                <text:p>5472</text:p>
              </table:table-cell>
              <table:table-cell office:value-type="float" office:value="9200">
                <text:p>9200</text:p>
              </table:table-cell>
              <table:table-cell office:value-type="float" office:value="15264">
                <text:p>152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396">
                <text:p>6396</text:p>
              </table:table-cell>
              <table:table-cell office:value-type="float" office:value="10052">
                <text:p>1005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7191">
                <text:p>7191</text:p>
              </table:table-cell>
              <table:table-cell office:value-type="float" office:value="10780">
                <text:p>10780</text:p>
              </table:table-cell>
              <table:table-cell office:value-type="float" office:value="18040">
                <text:p>1804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6427">
                <text:p>6427</text:p>
              </table:table-cell>
              <table:table-cell office:value-type="float" office:value="9568">
                <text:p>9568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7448">
                <text:p>7448</text:p>
              </table:table-cell>
              <table:table-cell office:value-type="float" office:value="10521">
                <text:p>10521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8487">
                <text:p>8487</text:p>
              </table:table-cell>
              <table:table-cell office:value-type="float" office:value="12177">
                <text:p>12177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7276">
                <text:p>7276</text:p>
              </table:table-cell>
              <table:table-cell office:value-type="float" office:value="12406">
                <text:p>12406</text:p>
              </table:table-cell>
              <table:table-cell office:value-type="float" office:value="21144">
                <text:p>2114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7203">
                <text:p>7203</text:p>
              </table:table-cell>
              <table:table-cell office:value-type="float" office:value="12334">
                <text:p>12334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6875">
                <text:p>6875</text:p>
              </table:table-cell>
              <table:table-cell office:value-type="float" office:value="14497">
                <text:p>14497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6563">
                <text:p>6563</text:p>
              </table:table-cell>
              <table:table-cell office:value-type="float" office:value="15547">
                <text:p>15547</text:p>
              </table:table-cell>
              <table:table-cell office:value-type="float" office:value="28235">
                <text:p>2823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6264">
                <text:p>6264</text:p>
              </table:table-cell>
              <table:table-cell office:value-type="float" office:value="16127">
                <text:p>16127</text:p>
              </table:table-cell>
              <table:table-cell office:value-type="float" office:value="31204">
                <text:p>3120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979">
                <text:p>5979</text:p>
              </table:table-cell>
              <table:table-cell office:value-type="float" office:value="17267">
                <text:p>17267</text:p>
              </table:table-cell>
              <table:table-cell office:value-type="float" office:value="34485">
                <text:p>3448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5707">
                <text:p>5707</text:p>
              </table:table-cell>
              <table:table-cell office:value-type="float" office:value="18382">
                <text:p>18382</text:p>
              </table:table-cell>
              <table:table-cell office:value-type="float" office:value="38111">
                <text:p>38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14.25">
                <text:p>4414.2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474.66666666667">
                <text:p>447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5.3766666666667">
                <text:p>15.3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36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8498107702365">
                <text:p>0.99849810770236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2185472738263">
                <text:p>0.99218547273826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8087585808494">
                <text:p>0.99808758580849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1252868819553">
                <text:p>1.0125286881955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9494187495004">
                <text:p>0.99949418749500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4094919190451">
                <text:p>0.93409491919045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5894515628089">
                <text:p>0.96589451562808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1559265597413">
                <text:p>0.94155926559741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74669775951623">
                <text:p>0.97466977595162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8899160634184">
                <text:p>0.92889916063418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0229733914676">
                <text:p>0.99022973391467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2094777620671">
                <text:p>1.0209477762067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3298542029165">
                <text:p>0.96329854202916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3590532696875">
                <text:p>0.96359053269687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7227351882716">
                <text:p>0.95722735188271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1020918704925">
                <text:p>0.98102091870492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750314210384">
                <text:p>0.93375031421038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6028725595175">
                <text:p>0.97602872559517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023878670525">
                <text:p>1.002387867052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4018918350545">
                <text:p>0.90401891835054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9044082501857">
                <text:p>0.9790440825018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1687606128754">
                <text:p>0.98168760612875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2287164999635">
                <text:p>1.0228716499963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05078861867723">
                <text:p>1.0507886186772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1213180241692">
                <text:p>0.98121318024169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92418126833746">
                <text:p>0.99241812683374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42818244393627">
                <text:p>0.94281824439362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7142798639643">
                <text:p>0.95714279863964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51090972494341">
                <text:p>0.95109097249434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647473844397">
                <text:p>0.99664747384439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752393480152">
                <text:p>1.0575239348015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510819554446">
                <text:p>1.0651081955444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314999669215">
                <text:p>1.0531499966921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041058491402">
                <text:p>1.0904105849140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195248493331">
                <text:p>1.0919524849333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117029281637">
                <text:p>1.061170292816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583380353733">
                <text:p>1.058338035373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923286694655">
                <text:p>1.109232866946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280820079169">
                <text:p>1.0728082007916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050693122694">
                <text:p>1.0205069312269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176040711816">
                <text:p>1.031760407118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3912822763855">
                <text:p>0.99391282276385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7444610632141">
                <text:p>0.97744461063214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91872735880371">
                <text:p>0.99187273588037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0752348558255">
                <text:p>1.007523485582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798495142739762">
                <text:p>0.79849514273976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78231634462612">
                <text:p>0.97823163446261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1652710341783">
                <text:p>0.97165271034178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872765382281743">
                <text:p>0.87276538228174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825873646638906">
                <text:p>0.82587364663890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53522070307514">
                <text:p>0.95352207030751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77811349330879">
                <text:p>0.87781134933087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67760074308562">
                <text:p>0.86776007430856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78280726096">
                <text:p>1.0337828072609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86656379215835">
                <text:p>0.8665637921583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3350076441753">
                <text:p>1.0335007644175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3763029118308">
                <text:p>0.9376302911830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9501277242128">
                <text:p>1.095012772421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3378280726096">
                <text:p>1.0337828072609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5459909045933">
                <text:p>1.0545990904593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49132087193">
                <text:p>1.04913208719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610361604208">
                <text:p>1.0361036160420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0626690382114">
                <text:p>1.1062669038211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1860019316496">
                <text:p>0.9186001931649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49132087193">
                <text:p>1.04913208719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0626690382114">
                <text:p>1.1062669038211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78053221558596">
                <text:p>0.97805322155859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35196">
                <text:p>1.03519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3910760701733">
                <text:p>1.1391076070173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76348305205347">
                <text:p>0.97634830520534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964718585799516">
                <text:p>0.96471858579951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6711447060415">
                <text:p>1.0671144706041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880875548996973">
                <text:p>0.88087554899697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32558776540939">
                <text:p>1.3255877654093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34646052520832">
                <text:p>1.3464605252083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7954.25">
                <text:p>17954.2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216.6666666667">
                <text:p>1621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